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3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6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8)^2)/5)*10" office:value-type="float" office:value="578" calcext:value-type="float">
            <text:p>578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table:formula="of:=[.AA3]/[.AB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D$3:.$AD$379];[.AE4])" office:value-type="float" office:value="14.2180038112419" calcext:value-type="float">
            <text:p>14.2180038112419</text:p>
          </table:table-cell>
          <table:table-cell table:formula="of:=AVERAGEIFS([.$AB$3:.$AB$379];[.$AD$3:.$AD$379];[.AF4])" office:value-type="float" office:value="34.0291777153276" calcext:value-type="float">
            <text:p>34.0291777153276</text:p>
          </table:table-cell>
          <table:table-cell table:formula="of:=AVERAGEIFS([.$AB$3:.$AB$379];[.$AD$3:.$AD$379];[.AG4])" office:value-type="float" office:value="46.3656581547231" calcext:value-type="float">
            <text:p>46.3656581547231</text:p>
          </table:table-cell>
          <table:table-cell table:formula="of:=AVERAGEIFS([.$AB$3:.$AB$379];[.$AD$3:.$AD$379];[.AH4])" office:value-type="float" office:value="60.8590679884874" calcext:value-type="float">
            <text:p>60.8590679884874</text:p>
          </table:table-cell>
          <table:table-cell table:formula="of:=AVERAGEIFS([.$AB$3:.$AB$379];[.$AD$3:.$AD$379];[.AI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8)^2)/5)*10" office:value-type="float" office:value="648" calcext:value-type="float">
            <text:p>648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formula="of:=[.AA4]/[.AB4]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A5]/[.AB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8)^2)/5)*10" office:value-type="float" office:value="512" calcext:value-type="float">
            <text:p>512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table:formula="of:=[.AA6]/[.AB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5" calcext:value-type="float">
            <text:p>45</text:p>
          </table:table-cell>
          <table:table-cell table:number-columns-repeated="2"/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A7]/[.AB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8)^2)/5)*10" office:value-type="float" office:value="722" calcext:value-type="float">
            <text:p>722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table:formula="of:=[.AA8]/[.AB8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A9]/[.AB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8)^2)/5)*10" office:value-type="float" office:value="450" calcext:value-type="float">
            <text:p>450</text:p>
          </table:table-cell>
          <table:table-cell table:formula="of:=((([.$F10]+8)*2)^2)/([.$F10]+60)" office:value-type="float" office:value="13.4328358208955" calcext:value-type="float">
            <text:p>13.4328358208955</text:p>
          </table:table-cell>
          <table:table-cell table:formula="of:=[.AA10]/[.AB1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8)^2)/5)*10" office:value-type="float" office:value="722" calcext:value-type="float">
            <text:p>722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table:formula="of:=[.AA11]/[.AB11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A12]/[.AB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8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3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]+[.O1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5]+8)^2)/5)*10" office:value-type="float" office:value="512" calcext:value-type="float">
            <text:p>512</text:p>
          </table:table-cell>
          <table:table-cell table:formula="of:=((([.$F15]+8)*2)^2)/([.$F15]+60)" office:value-type="float" office:value="15.0588235294118" calcext:value-type="float">
            <text:p>15.0588235294118</text:p>
          </table:table-cell>
          <table:table-cell table:formula="of:=[.AA15]/[.AB1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6]+8)^2)/5)*10" office:value-type="float" office:value="392" calcext:value-type="float">
            <text:p>392</text:p>
          </table:table-cell>
          <table:table-cell table:formula="of:=((([.$F16]+8)*2)^2)/([.$F16]+60)" office:value-type="float" office:value="11.8787878787879" calcext:value-type="float">
            <text:p>11.8787878787879</text:p>
          </table:table-cell>
          <table:table-cell table:formula="of:=[.AA16]/[.AB16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7]+[.C17]+[.D17]+[.E17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7]+8)^2)/5)*10" office:value-type="float" office:value="338" calcext:value-type="float">
            <text:p>338</text:p>
          </table:table-cell>
          <table:table-cell table:formula="of:=((([.$F17]+8)*2)^2)/([.$F17]+60)" office:value-type="float" office:value="10.4" calcext:value-type="float">
            <text:p>10.4</text:p>
          </table:table-cell>
          <table:table-cell table:formula="of:=[.AA17]/[.AB17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]+[.O18]*2" office:value-type="float" office:value="50" calcext:value-type="float">
            <text:p>50</text:p>
          </table:table-cell>
          <table:table-cell table:number-columns-repeated="2"/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A18]/[.AB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9]+[.O1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19]+8)^2)/5)*10" office:value-type="float" office:value="338" calcext:value-type="float">
            <text:p>338</text:p>
          </table:table-cell>
          <table:table-cell table:formula="of:=((([.$F19]+8)*2)^2)/([.$F19]+60)" office:value-type="float" office:value="10.4" calcext:value-type="float">
            <text:p>10.4</text:p>
          </table:table-cell>
          <table:table-cell table:formula="of:=[.AA19]/[.AB19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]+[.C20]+[.D20]+[.E20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0]+8)^2)/5)*10" office:value-type="float" office:value="512" calcext:value-type="float">
            <text:p>512</text:p>
          </table:table-cell>
          <table:table-cell table:formula="of:=((([.$F20]+8)*2)^2)/([.$F20]+60)" office:value-type="float" office:value="15.0588235294118" calcext:value-type="float">
            <text:p>15.0588235294118</text:p>
          </table:table-cell>
          <table:table-cell table:formula="of:=[.AA20]/[.AB20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]+[.C21]+[.D21]+[.E21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1]+8)^2)/5)*10" office:value-type="float" office:value="338" calcext:value-type="float">
            <text:p>338</text:p>
          </table:table-cell>
          <table:table-cell table:formula="of:=((([.$F21]+8)*2)^2)/([.$F21]+60)" office:value-type="float" office:value="10.4" calcext:value-type="float">
            <text:p>10.4</text:p>
          </table:table-cell>
          <table:table-cell table:formula="of:=[.AA21]/[.AB21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8)^2)/5)*10" office:value-type="float" office:value="392" calcext:value-type="float">
            <text:p>392</text:p>
          </table:table-cell>
          <table:table-cell table:formula="of:=((([.$F22]+8)*2)^2)/([.$F22]+60)" office:value-type="float" office:value="11.8787878787879" calcext:value-type="float">
            <text:p>11.8787878787879</text:p>
          </table:table-cell>
          <table:table-cell table:formula="of:=[.AA22]/[.AB2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7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3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8)^2)/5)*10" office:value-type="float" office:value="648" calcext:value-type="float">
            <text:p>648</text:p>
          </table:table-cell>
          <table:table-cell table:formula="of:=((([.$F25]+8)*2)^2)/([.$F25]+60)" office:value-type="float" office:value="18.5142857142857" calcext:value-type="float">
            <text:p>18.5142857142857</text:p>
          </table:table-cell>
          <table:table-cell table:formula="of:=[.AA25]/[.AB25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8)^2)/5)*10" office:value-type="float" office:value="648" calcext:value-type="float">
            <text:p>648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table:formula="of:=[.AA26]/[.AB26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.5</text:p>
          </table:table-cell>
          <table:table-cell table:style-name="ce17" table:formula="of:=((([.$F27]+8)^2)/5)*10" office:value-type="float" office:value="512" calcext:value-type="float">
            <text:p>512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table:formula="of:=[.AA27]/[.AB2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8)^2)/5)*10" office:value-type="float" office:value="450" calcext:value-type="float">
            <text:p>450</text:p>
          </table:table-cell>
          <table:table-cell table:formula="of:=((([.$F28]+8)*2)^2)/([.$F28]+60)" office:value-type="float" office:value="13.4328358208955" calcext:value-type="float">
            <text:p>13.4328358208955</text:p>
          </table:table-cell>
          <table:table-cell table:formula="of:=[.AA28]/[.AB2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]+[.C29]+[.D29]+[.E29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.5</text:p>
          </table:table-cell>
          <table:table-cell table:style-name="ce17" table:formula="of:=((([.$F29]+8)^2)/5)*10" office:value-type="float" office:value="450" calcext:value-type="float">
            <text:p>450</text:p>
          </table:table-cell>
          <table:table-cell table:formula="of:=((([.$F29]+8)*2)^2)/([.$F29]+60)" office:value-type="float" office:value="13.4328358208955" calcext:value-type="float">
            <text:p>13.4328358208955</text:p>
          </table:table-cell>
          <table:table-cell table:formula="of:=[.AA29]/[.AB2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87.5" calcext:value-type="float">
            <text:p>87.5</text:p>
          </table:table-cell>
          <table:table-cell table:style-name="ce17" table:formula="of:=((([.$F30]+8)^2)/5)*10" office:value-type="float" office:value="512" calcext:value-type="float">
            <text:p>512</text:p>
          </table:table-cell>
          <table:table-cell table:formula="of:=((([.$F30]+8)*2)^2)/([.$F30]+60)" office:value-type="float" office:value="15.0588235294118" calcext:value-type="float">
            <text:p>15.0588235294118</text:p>
          </table:table-cell>
          <table:table-cell table:formula="of:=[.AA30]/[.AB30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8)^2)/5)*10" office:value-type="float" office:value="512" calcext:value-type="float">
            <text:p>512</text:p>
          </table:table-cell>
          <table:table-cell table:formula="of:=((([.$F31]+8)*2)^2)/([.$F31]+60)" office:value-type="float" office:value="15.0588235294118" calcext:value-type="float">
            <text:p>15.0588235294118</text:p>
          </table:table-cell>
          <table:table-cell table:formula="of:=[.AA31]/[.AB3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106" calcext:value-type="float">
            <text:p>106</text:p>
          </table:table-cell>
          <table:table-cell table:style-name="ce17" table:formula="of:=((([.$F32]+8)^2)/5)*10" office:value-type="float" office:value="450" calcext:value-type="float">
            <text:p>450</text:p>
          </table:table-cell>
          <table:table-cell table:formula="of:=((([.$F32]+8)*2)^2)/([.$F32]+60)" office:value-type="float" office:value="13.4328358208955" calcext:value-type="float">
            <text:p>13.4328358208955</text:p>
          </table:table-cell>
          <table:table-cell table:formula="of:=[.AA32]/[.AB32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A33]/[.AB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8)^2)/5)*10" office:value-type="float" office:value="338" calcext:value-type="float">
            <text:p>338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table:formula="of:=[.AA34]/[.AB3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8)^2)/5)*10" office:value-type="float" office:value="450" calcext:value-type="float">
            <text:p>450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table:formula="of:=[.AA35]/[.AB3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8)^2)/5)*10" office:value-type="float" office:value="450" calcext:value-type="float">
            <text:p>450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table:formula="of:=[.AA36]/[.AB3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8)^2)/5)*10" office:value-type="float" office:value="392" calcext:value-type="float">
            <text:p>392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table:formula="of:=[.AA37]/[.AB3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3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40]+[.C40]+[.D40]+[.E4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table:formula="of:=MAX(2*[.$L40]; 25*[.$R40]+[.$K40];15*[.$Q40]+[.$M40])-10*[.$P40]-0.5*MAX([.$H40];[.$I40];[.$J40])-5*[.$O40]-[.$B40]" office:value-type="float" office:value="86" calcext:value-type="float">
            <text:p>86</text:p>
          </table:table-cell>
          <table:table-cell table:style-name="ce17" table:formula="of:=((([.$F40]+8)^2)/5)*10" office:value-type="float" office:value="578" calcext:value-type="float">
            <text:p>578</text:p>
          </table:table-cell>
          <table:table-cell table:formula="of:=((([.$F40]+8)*2)^2)/([.$F40]+60)" office:value-type="float" office:value="16.7536231884058" calcext:value-type="float">
            <text:p>16.7536231884058</text:p>
          </table:table-cell>
          <table:table-cell table:formula="of:=[.AA40]/[.AB4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8)^2)/5)*10" office:value-type="float" office:value="512" calcext:value-type="float">
            <text:p>512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table:formula="of:=[.AA41]/[.AB4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8)^2)/5)*10" office:value-type="float" office:value="1682" calcext:value-type="float">
            <text:p>1682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table:formula="of:=[.AA44]/[.AB44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8)^2)/5)*10" office:value-type="float" office:value="2312" calcext:value-type="float">
            <text:p>2312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table:formula="of:=[.AA45]/[.AB4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8)^2)/5)*10" office:value-type="float" office:value="3042" calcext:value-type="float">
            <text:p>3042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table:formula="of:=[.AA46]/[.AB46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8)^2)/5)*10" office:value-type="float" office:value="7200" calcext:value-type="float">
            <text:p>7200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table:formula="of:=[.AA47]/[.AB47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8)^2)/5)*10" office:value-type="float" office:value="1152" calcext:value-type="float">
            <text:p>1152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table:formula="of:=[.AA48]/[.AB4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8)^2)/5)*10" office:value-type="float" office:value="1458" calcext:value-type="float">
            <text:p>1458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table:formula="of:=[.AA49]/[.AB4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8)^2)/5)*10" office:value-type="float" office:value="1352" calcext:value-type="float">
            <text:p>1352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table:formula="of:=[.AA50]/[.AB5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8)^2)/5)*10" office:value-type="float" office:value="1800" calcext:value-type="float">
            <text:p>1800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table:formula="of:=[.AA51]/[.AB5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8)^2)/5)*10" office:value-type="float" office:value="2048" calcext:value-type="float">
            <text:p>2048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table:formula="of:=[.AA52]/[.AB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8)^2)/5)*10" office:value-type="float" office:value="2048" calcext:value-type="float">
            <text:p>2048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table:formula="of:=[.AA53]/[.AB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8)^2)/5)*10" office:value-type="float" office:value="3042" calcext:value-type="float">
            <text:p>3042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table:formula="of:=[.AA54]/[.AB54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8)^2)/5)*10" office:value-type="float" office:value="3200" calcext:value-type="float">
            <text:p>3200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table:formula="of:=[.AA55]/[.AB55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table:formula="of:=MAX(2*[.$L56]; 25*[.$R56]+[.$K56];15*[.$Q56]+[.$M56])-10*[.$P56]-0.5*MAX([.$H56];[.$I56];[.$J56])-5*[.$O56]-[.$B56]" office:value-type="float" office:value="0" calcext:value-type="float">
            <text:p>0</text:p>
          </table:table-cell>
          <table:table-cell table:style-name="ce17" table:formula="of:=((([.$F56]+8)^2)/5)*10" office:value-type="float" office:value="1058" calcext:value-type="float">
            <text:p>1058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table:formula="of:=[.AA56]/[.AB5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8)^2)/5)*10" office:value-type="float" office:value="1458" calcext:value-type="float">
            <text:p>1458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table:formula="of:=[.AA57]/[.AB57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8)^2)/5)*10" office:value-type="float" office:value="1682" calcext:value-type="float">
            <text:p>1682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table:formula="of:=[.AA58]/[.AB58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8)^2)/5)*10" office:value-type="float" office:value="1800" calcext:value-type="float">
            <text:p>1800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table:formula="of:=[.AA59]/[.AB59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8)^2)/5)*10" office:value-type="float" office:value="1682" calcext:value-type="float">
            <text:p>1682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table:formula="of:=[.AA60]/[.AB60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1]+[.O61]*2" office:value-type="float" office:value="61" calcext:value-type="float">
            <text:p>61</text:p>
          </table:table-cell>
          <table:table-cell/>
          <table:table-cell table:formula="of:=MAX(2*[.$L61]; 25*[.$R61]+[.$K61];15*[.$Q61]+[.$M61])-10*[.$P61]-0.5*MAX([.$H61];[.$I61];[.$J61])-5*[.$O61]-[.$B61]" office:value-type="float" office:value="-33.5" calcext:value-type="float">
            <text:p>-33.5</text:p>
          </table:table-cell>
          <table:table-cell table:style-name="ce17" table:formula="of:=((([.$F61]+8)^2)/5)*10" office:value-type="float" office:value="2450" calcext:value-type="float">
            <text:p>2450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table:formula="of:=[.AA61]/[.AB61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8)^2)/5)*10" office:value-type="float" office:value="2738" calcext:value-type="float">
            <text:p>2738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table:formula="of:=[.AA62]/[.AB62]" office:value-type="float" office:value="44.5" calcext:value-type="float">
            <text:p>44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74" calcext:value-type="float">
            <text:p>74</text:p>
          </table:table-cell>
          <table:table-cell/>
          <table:table-cell table:formula="of:=MAX(2*[.$L63]; 25*[.$R63]+[.$K63];15*[.$Q63]+[.$M63])-10*[.$P63]-0.5*MAX([.$H63];[.$I63];[.$J63])-5*[.$O63]-[.$B63]" office:value-type="float" office:value="-105.5" calcext:value-type="float">
            <text:p>-105.5</text:p>
          </table:table-cell>
          <table:table-cell table:style-name="ce17" table:formula="of:=((([.$F63]+8)^2)/5)*10" office:value-type="float" office:value="6728" calcext:value-type="float">
            <text:p>6728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table:formula="of:=[.AA63]/[.AB63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8)^2)/5)*10" office:value-type="float" office:value="968" calcext:value-type="float">
            <text:p>968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table:formula="of:=[.AA64]/[.AB6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8)^2)/5)*10" office:value-type="float" office:value="1352" calcext:value-type="float">
            <text:p>1352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table:formula="of:=[.AA65]/[.AB65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8)^2)/5)*10" office:value-type="float" office:value="2738" calcext:value-type="float">
            <text:p>2738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table:formula="of:=[.AA66]/[.AB6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8)^2)/5)*10" office:value-type="float" office:value="5000" calcext:value-type="float">
            <text:p>5000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table:formula="of:=[.AA67]/[.AB67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8)^2)/5)*10" office:value-type="float" office:value="5618" calcext:value-type="float">
            <text:p>5618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table:formula="of:=[.AA68]/[.AB68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8)^2)/5)*10" office:value-type="float" office:value="1458" calcext:value-type="float">
            <text:p>1458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table:formula="of:=[.AA69]/[.AB6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8)^2)/5)*10" office:value-type="float" office:value="1568" calcext:value-type="float">
            <text:p>1568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table:formula="of:=[.AA70]/[.AB70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8)^2)/5)*10" office:value-type="float" office:value="2178" calcext:value-type="float">
            <text:p>2178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table:formula="of:=[.AA71]/[.AB71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8)^2)/5)*10" office:value-type="float" office:value="2312" calcext:value-type="float">
            <text:p>2312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table:formula="of:=[.AA72]/[.AB7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8)^2)/5)*10" office:value-type="float" office:value="2888" calcext:value-type="float">
            <text:p>2888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table:formula="of:=[.AA73]/[.AB7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8)^2)/5)*10" office:value-type="float" office:value="3200" calcext:value-type="float">
            <text:p>3200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table:formula="of:=[.AA74]/[.AB7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8)^2)/5)*10" office:value-type="float" office:value="1152" calcext:value-type="float">
            <text:p>1152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table:formula="of:=[.AA75]/[.AB7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8)^2)/5)*10" office:value-type="float" office:value="1800" calcext:value-type="float">
            <text:p>1800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table:formula="of:=[.AA76]/[.AB7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8)^2)/5)*10" office:value-type="float" office:value="2592" calcext:value-type="float">
            <text:p>2592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table:formula="of:=[.AA77]/[.AB7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8)^2)/5)*10" office:value-type="float" office:value="1458" calcext:value-type="float">
            <text:p>1458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table:formula="of:=[.AA80]/[.AB8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8)^2)/5)*10" office:value-type="float" office:value="1152" calcext:value-type="float">
            <text:p>1152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table:formula="of:=[.AA81]/[.AB8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8)^2)/5)*10" office:value-type="float" office:value="1568" calcext:value-type="float">
            <text:p>1568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table:formula="of:=[.AA82]/[.AB8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8)^2)/5)*10" office:value-type="float" office:value="2312" calcext:value-type="float">
            <text:p>2312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table:formula="of:=[.AA83]/[.AB83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8)^2)/5)*10" office:value-type="float" office:value="1250" calcext:value-type="float">
            <text:p>1250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table:formula="of:=[.AA84]/[.AB8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8)^2)/5)*10" office:value-type="float" office:value="2450" calcext:value-type="float">
            <text:p>2450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table:formula="of:=[.AA85]/[.AB8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8)^2)/5)*10" office:value-type="float" office:value="1352" calcext:value-type="float">
            <text:p>1352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table:formula="of:=[.AA86]/[.AB8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8)^2)/5)*10" office:value-type="float" office:value="1250" calcext:value-type="float">
            <text:p>1250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table:formula="of:=[.AA87]/[.AB8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8)^2)/5)*10" office:value-type="float" office:value="2738" calcext:value-type="float">
            <text:p>2738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table:formula="of:=[.AA88]/[.AB8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8)^2)/5)*10" office:value-type="float" office:value="2178" calcext:value-type="float">
            <text:p>2178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table:formula="of:=[.AA89]/[.AB89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8)^2)/5)*10" office:value-type="float" office:value="7200" calcext:value-type="float">
            <text:p>7200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table:formula="of:=[.AA90]/[.AB90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8)^2)/5)*10" office:value-type="float" office:value="1152" calcext:value-type="float">
            <text:p>1152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table:formula="of:=[.AA91]/[.AB9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8)^2)/5)*10" office:value-type="float" office:value="1458" calcext:value-type="float">
            <text:p>1458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table:formula="of:=[.AA92]/[.AB92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8)^2)/5)*10" office:value-type="float" office:value="1352" calcext:value-type="float">
            <text:p>1352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table:formula="of:=[.AA93]/[.AB9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8)^2)/5)*10" office:value-type="float" office:value="2048" calcext:value-type="float">
            <text:p>2048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table:formula="of:=[.AA94]/[.AB9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8)^2)/5)*10" office:value-type="float" office:value="1922" calcext:value-type="float">
            <text:p>1922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table:formula="of:=[.AA95]/[.AB9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8)^2)/5)*10" office:value-type="float" office:value="1250" calcext:value-type="float">
            <text:p>1250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table:formula="of:=[.AA96]/[.AB9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8)^2)/5)*10" office:value-type="float" office:value="2312" calcext:value-type="float">
            <text:p>2312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table:formula="of:=[.AA97]/[.AB97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8)^2)/5)*10" office:value-type="float" office:value="1352" calcext:value-type="float">
            <text:p>1352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table:formula="of:=[.AA100]/[.AB10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8)^2)/5)*10" office:value-type="float" office:value="2048" calcext:value-type="float">
            <text:p>2048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table:formula="of:=[.AA101]/[.AB10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8)^2)/5)*10" office:value-type="float" office:value="1922" calcext:value-type="float">
            <text:p>1922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table:formula="of:=[.AA102]/[.AB10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8)^2)/5)*10" office:value-type="float" office:value="2738" calcext:value-type="float">
            <text:p>2738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table:formula="of:=[.AA103]/[.AB1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8)^2)/5)*10" office:value-type="float" office:value="1682" calcext:value-type="float">
            <text:p>1682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table:formula="of:=[.AA104]/[.AB10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5]+[.C105]+[.D105]+[.E105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8)^2)/5)*10" office:value-type="float" office:value="968" calcext:value-type="float">
            <text:p>968</text:p>
          </table:table-cell>
          <table:table-cell table:formula="of:=((([.$F105]+8)*2)^2)/([.$F105]+60)" office:value-type="float" office:value="26.1621621621622" calcext:value-type="float">
            <text:p>26.1621621621622</text:p>
          </table:table-cell>
          <table:table-cell table:formula="of:=[.AA105]/[.AB105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8)^2)/5)*10" office:value-type="float" office:value="1800" calcext:value-type="float">
            <text:p>1800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table:formula="of:=[.AA106]/[.AB10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8)^2)/5)*10" office:value-type="float" office:value="1250" calcext:value-type="float">
            <text:p>1250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table:formula="of:=[.AA107]/[.AB10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8)^2)/5)*10" office:value-type="float" office:value="1800" calcext:value-type="float">
            <text:p>1800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table:formula="of:=[.AA108]/[.AB10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8)^2)/5)*10" office:value-type="float" office:value="1058" calcext:value-type="float">
            <text:p>1058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table:formula="of:=[.AA109]/[.AB10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8)^2)/5)*10" office:value-type="float" office:value="1568" calcext:value-type="float">
            <text:p>1568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table:formula="of:=[.AA110]/[.AB11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8)^2)/5)*10" office:value-type="float" office:value="3200" calcext:value-type="float">
            <text:p>3200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table:formula="of:=[.AA111]/[.AB11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8)^2)/5)*10" office:value-type="float" office:value="1250" calcext:value-type="float">
            <text:p>1250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table:formula="of:=[.AA112]/[.AB11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8)^2)/5)*10" office:value-type="float" office:value="1922" calcext:value-type="float">
            <text:p>1922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table:formula="of:=[.AA113]/[.AB11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8)^2)/5)*10" office:value-type="float" office:value="2738" calcext:value-type="float">
            <text:p>2738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table:formula="of:=[.AA114]/[.AB11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5]+[.C115]+[.D115]+[.E115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5]+[.O115]*2" office:value-type="float" office:value="53" calcext:value-type="float">
            <text:p>53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39" calcext:value-type="float">
            <text:p>-39</text:p>
          </table:table-cell>
          <table:table-cell table:style-name="ce17" table:formula="of:=((([.$F115]+8)^2)/5)*10" office:value-type="float" office:value="1152" calcext:value-type="float">
            <text:p>1152</text:p>
          </table:table-cell>
          <table:table-cell table:formula="of:=((([.$F115]+8)*2)^2)/([.$F115]+60)" office:value-type="float" office:value="30.3157894736842" calcext:value-type="float">
            <text:p>30.3157894736842</text:p>
          </table:table-cell>
          <table:table-cell table:formula="of:=[.AA115]/[.AB11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6]+[.C116]+[.D116]+[.E116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6]+[.O116]*2" office:value-type="float" office:value="59" calcext:value-type="float">
            <text:p>59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28.5" calcext:value-type="float">
            <text:p>-28.5</text:p>
          </table:table-cell>
          <table:table-cell table:style-name="ce17" table:formula="of:=((([.$F116]+8)^2)/5)*10" office:value-type="float" office:value="1800" calcext:value-type="float">
            <text:p>1800</text:p>
          </table:table-cell>
          <table:table-cell table:formula="of:=((([.$F116]+8)*2)^2)/([.$F116]+60)" office:value-type="float" office:value="43.9024390243903" calcext:value-type="float">
            <text:p>43.9024390243903</text:p>
          </table:table-cell>
          <table:table-cell table:formula="of:=[.AA116]/[.AB11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9]+[.C119]+[.D119]+[.E119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9]+[.O119]*2" office:value-type="float" office:value="60" calcext:value-type="float">
            <text:p>60</text:p>
          </table:table-cell>
          <table:table-cell/>
          <table:table-cell table:formula="of:=MAX(2*[.$L119]; 25*[.$R119]+[.$K119];15*[.$Q119]+[.$M119])-10*[.$P119]-0.5*MAX([.$H119];[.$I119];[.$J119])-5*[.$O119]-[.$B119]" office:value-type="float" office:value="-77.5" calcext:value-type="float">
            <text:p>-77.5</text:p>
          </table:table-cell>
          <table:table-cell table:style-name="ce17" table:formula="of:=((([.$F119]+8)^2)/5)*10" office:value-type="float" office:value="1800" calcext:value-type="float">
            <text:p>1800</text:p>
          </table:table-cell>
          <table:table-cell table:formula="of:=((([.$F119]+8)*2)^2)/([.$F119]+60)" office:value-type="float" office:value="43.9024390243903" calcext:value-type="float">
            <text:p>43.9024390243903</text:p>
          </table:table-cell>
          <table:table-cell table:formula="of:=[.AA119]/[.AB11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0]+[.C120]+[.D120]+[.E120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0]+[.O120]*2" office:value-type="float" office:value="67" calcext:value-type="float">
            <text:p>67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8)^2)/5)*10" office:value-type="float" office:value="2888" calcext:value-type="float">
            <text:p>2888</text:p>
          </table:table-cell>
          <table:table-cell table:formula="of:=((([.$F120]+8)*2)^2)/([.$F120]+60)" office:value-type="float" office:value="64.1777777777778" calcext:value-type="float">
            <text:p>64.1777777777778</text:p>
          </table:table-cell>
          <table:table-cell table:formula="of:=[.AA120]/[.AB12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1]+[.C121]+[.D121]+[.E12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1]+[.O121]*2" office:value-type="float" office:value="63" calcext:value-type="float">
            <text:p>63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61.5" calcext:value-type="float">
            <text:p>-61.5</text:p>
          </table:table-cell>
          <table:table-cell table:style-name="ce17" table:formula="of:=((([.$F121]+8)^2)/5)*10" office:value-type="float" office:value="1352" calcext:value-type="float">
            <text:p>1352</text:p>
          </table:table-cell>
          <table:table-cell table:formula="of:=((([.$F121]+8)*2)^2)/([.$F121]+60)" office:value-type="float" office:value="34.6666666666667" calcext:value-type="float">
            <text:p>34.6666666666667</text:p>
          </table:table-cell>
          <table:table-cell table:formula="of:=[.AA121]/[.AB12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2]+[.C122]+[.D122]+[.E122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2]+[.O122]*2" office:value-type="float" office:value="73" calcext:value-type="float">
            <text:p>7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70" calcext:value-type="float">
            <text:p>-70</text:p>
          </table:table-cell>
          <table:table-cell table:style-name="ce17" table:formula="of:=((([.$F122]+8)^2)/5)*10" office:value-type="float" office:value="2592" calcext:value-type="float">
            <text:p>2592</text:p>
          </table:table-cell>
          <table:table-cell table:formula="of:=((([.$F122]+8)*2)^2)/([.$F122]+60)" office:value-type="float" office:value="58.9090909090909" calcext:value-type="float">
            <text:p>58.9090909090909</text:p>
          </table:table-cell>
          <table:table-cell table:formula="of:=[.AA122]/[.AB12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3]+[.C123]+[.D123]+[.E123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3]+[.O123]*2" office:value-type="float" office:value="54" calcext:value-type="float">
            <text:p>54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93" calcext:value-type="float">
            <text:p>-93</text:p>
          </table:table-cell>
          <table:table-cell table:style-name="ce17" table:formula="of:=((([.$F123]+8)^2)/5)*10" office:value-type="float" office:value="1250" calcext:value-type="float">
            <text:p>1250</text:p>
          </table:table-cell>
          <table:table-cell table:formula="of:=((([.$F123]+8)*2)^2)/([.$F123]+60)" office:value-type="float" office:value="32.4675324675325" calcext:value-type="float">
            <text:p>32.4675324675325</text:p>
          </table:table-cell>
          <table:table-cell table:formula="of:=[.AA123]/[.AB12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4]+[.C124]+[.D124]+[.E12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9" calcext:value-type="float">
            <text:p>59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81" calcext:value-type="float">
            <text:p>-81</text:p>
          </table:table-cell>
          <table:table-cell table:style-name="ce17" table:formula="of:=((([.$F124]+8)^2)/5)*10" office:value-type="float" office:value="1922" calcext:value-type="float">
            <text:p>1922</text:p>
          </table:table-cell>
          <table:table-cell table:formula="of:=((([.$F124]+8)*2)^2)/([.$F124]+60)" office:value-type="float" office:value="46.3132530120482" calcext:value-type="float">
            <text:p>46.3132530120482</text:p>
          </table:table-cell>
          <table:table-cell table:formula="of:=[.AA124]/[.AB12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7]+[.C127]+[.D127]+[.E12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7]+[.O127]*2" office:value-type="float" office:value="48" calcext:value-type="float">
            <text:p>48</text:p>
          </table:table-cell>
          <table:table-cell/>
          <table:table-cell table:formula="of:=MAX(2*[.$L127]; 25*[.$R127]+[.$K127];15*[.$Q127]+[.$M127])-10*[.$P127]-0.5*MAX([.$H127];[.$I127];[.$J127])-5*[.$O127]-[.$B127]" office:value-type="float" office:value="161.5" calcext:value-type="float">
            <text:p>161.5</text:p>
          </table:table-cell>
          <table:table-cell table:style-name="ce17" table:formula="of:=((([.$F127]+8)^2)/5)*10" office:value-type="float" office:value="1250" calcext:value-type="float">
            <text:p>1250</text:p>
          </table:table-cell>
          <table:table-cell table:formula="of:=((([.$F127]+8)*2)^2)/([.$F127]+60)" office:value-type="float" office:value="32.4675324675325" calcext:value-type="float">
            <text:p>32.4675324675325</text:p>
          </table:table-cell>
          <table:table-cell table:formula="of:=[.AA127]/[.AB12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56.5" calcext:value-type="float">
            <text:p>156.5</text:p>
          </table:table-cell>
          <table:table-cell table:style-name="ce17" table:formula="of:=((([.$F128]+8)^2)/5)*10" office:value-type="float" office:value="1152" calcext:value-type="float">
            <text:p>1152</text:p>
          </table:table-cell>
          <table:table-cell table:formula="of:=((([.$F128]+8)*2)^2)/([.$F128]+60)" office:value-type="float" office:value="30.3157894736842" calcext:value-type="float">
            <text:p>30.3157894736842</text:p>
          </table:table-cell>
          <table:table-cell table:formula="of:=[.AA128]/[.AB12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9]+[.C129]+[.D129]+[.E129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1" calcext:value-type="float">
            <text:p>51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40.5" calcext:value-type="float">
            <text:p>140.5</text:p>
          </table:table-cell>
          <table:table-cell table:style-name="ce17" table:formula="of:=((([.$F129]+8)^2)/5)*10" office:value-type="float" office:value="1568" calcext:value-type="float">
            <text:p>1568</text:p>
          </table:table-cell>
          <table:table-cell table:formula="of:=((([.$F129]+8)*2)^2)/([.$F129]+60)" office:value-type="float" office:value="39.2" calcext:value-type="float">
            <text:p>39.2</text:p>
          </table:table-cell>
          <table:table-cell table:formula="of:=[.AA129]/[.AB129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0]+[.O130]*2" office:value-type="float" office:value="53" calcext:value-type="float">
            <text:p>53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38.5" calcext:value-type="float">
            <text:p>138.5</text:p>
          </table:table-cell>
          <table:table-cell table:style-name="ce17" table:formula="of:=((([.$F130]+8)^2)/5)*10" office:value-type="float" office:value="1568" calcext:value-type="float">
            <text:p>1568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table:formula="of:=[.AA130]/[.AB13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1]+[.C131]+[.D131]+[.E131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1]+[.O131]*2" office:value-type="float" office:value="46" calcext:value-type="float">
            <text:p>46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81" calcext:value-type="float">
            <text:p>181</text:p>
          </table:table-cell>
          <table:table-cell table:style-name="ce17" table:formula="of:=((([.$F131]+8)^2)/5)*10" office:value-type="float" office:value="1058" calcext:value-type="float">
            <text:p>1058</text:p>
          </table:table-cell>
          <table:table-cell table:formula="of:=((([.$F131]+8)*2)^2)/([.$F131]+60)" office:value-type="float" office:value="28.2133333333333" calcext:value-type="float">
            <text:p>28.2133333333333</text:p>
          </table:table-cell>
          <table:table-cell table:formula="of:=[.AA131]/[.AB131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2]+[.O132]*2" office:value-type="float" office:value="51" calcext:value-type="float">
            <text:p>51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78" calcext:value-type="float">
            <text:p>178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A132]/[.AB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2" calcext:value-type="float">
            <text:p>52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87" calcext:value-type="float">
            <text:p>187</text:p>
          </table:table-cell>
          <table:table-cell table:style-name="ce17" table:formula="of:=((([.$F133]+8)^2)/5)*10" office:value-type="float" office:value="1922" calcext:value-type="float">
            <text:p>1922</text:p>
          </table:table-cell>
          <table:table-cell table:formula="of:=((([.$F133]+8)*2)^2)/([.$F133]+60)" office:value-type="float" office:value="46.3132530120482" calcext:value-type="float">
            <text:p>46.3132530120482</text:p>
          </table:table-cell>
          <table:table-cell table:formula="of:=[.AA133]/[.AB13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4]+[.C134]+[.D134]+[.E134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8" calcext:value-type="float">
            <text:p>58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63" calcext:value-type="float">
            <text:p>163</text:p>
          </table:table-cell>
          <table:table-cell table:style-name="ce17" table:formula="of:=((([.$F134]+8)^2)/5)*10" office:value-type="float" office:value="2592" calcext:value-type="float">
            <text:p>2592</text:p>
          </table:table-cell>
          <table:table-cell table:formula="of:=((([.$F134]+8)*2)^2)/([.$F134]+60)" office:value-type="float" office:value="58.9090909090909" calcext:value-type="float">
            <text:p>58.9090909090909</text:p>
          </table:table-cell>
          <table:table-cell table:formula="of:=[.AA134]/[.AB13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5]+[.C135]+[.D135]+[.E135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5]+[.O135]*2" office:value-type="float" office:value="64" calcext:value-type="float">
            <text:p>64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50.5" calcext:value-type="float">
            <text:p>150.5</text:p>
          </table:table-cell>
          <table:table-cell table:style-name="ce17" table:formula="of:=((([.$F135]+8)^2)/5)*10" office:value-type="float" office:value="5618" calcext:value-type="float">
            <text:p>5618</text:p>
          </table:table-cell>
          <table:table-cell table:formula="of:=((([.$F135]+8)*2)^2)/([.$F135]+60)" office:value-type="float" office:value="107.009523809524" calcext:value-type="float">
            <text:p>107.009523809524</text:p>
          </table:table-cell>
          <table:table-cell table:formula="of:=[.AA135]/[.AB13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6]+[.C136]+[.D136]+[.E136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45" calcext:value-type="float">
            <text:p>45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45" calcext:value-type="float">
            <text:p>145</text:p>
          </table:table-cell>
          <table:table-cell table:style-name="ce17" table:formula="of:=((([.$F136]+8)^2)/5)*10" office:value-type="float" office:value="1152" calcext:value-type="float">
            <text:p>1152</text:p>
          </table:table-cell>
          <table:table-cell table:formula="of:=((([.$F136]+8)*2)^2)/([.$F136]+60)" office:value-type="float" office:value="30.3157894736842" calcext:value-type="float">
            <text:p>30.3157894736842</text:p>
          </table:table-cell>
          <table:table-cell table:formula="of:=[.AA136]/[.AB13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7]+[.C137]+[.D137]+[.E137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7" calcext:value-type="float">
            <text:p>47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82.5" calcext:value-type="float">
            <text:p>182.5</text:p>
          </table:table-cell>
          <table:table-cell table:style-name="ce17" table:formula="of:=((([.$F137]+8)^2)/5)*10" office:value-type="float" office:value="1682" calcext:value-type="float">
            <text:p>1682</text:p>
          </table:table-cell>
          <table:table-cell table:formula="of:=((([.$F137]+8)*2)^2)/([.$F137]+60)" office:value-type="float" office:value="41.5308641975309" calcext:value-type="float">
            <text:p>41.5308641975309</text:p>
          </table:table-cell>
          <table:table-cell table:formula="of:=[.AA137]/[.AB13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38]+[.C138]+[.D138]+[.E138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8]+[.O138]*2" office:value-type="float" office:value="56" calcext:value-type="float">
            <text:p>56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37" calcext:value-type="float">
            <text:p>137</text:p>
          </table:table-cell>
          <table:table-cell table:style-name="ce17" table:formula="of:=((([.$F138]+8)^2)/5)*10" office:value-type="float" office:value="2450" calcext:value-type="float">
            <text:p>2450</text:p>
          </table:table-cell>
          <table:table-cell table:formula="of:=((([.$F138]+8)*2)^2)/([.$F138]+60)" office:value-type="float" office:value="56.3218390804598" calcext:value-type="float">
            <text:p>56.3218390804598</text:p>
          </table:table-cell>
          <table:table-cell table:formula="of:=[.AA138]/[.AB13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39]+[.C139]+[.D139]+[.E139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9]+[.O139]*2" office:value-type="float" office:value="50" calcext:value-type="float">
            <text:p>50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39.5" calcext:value-type="float">
            <text:p>139.5</text:p>
          </table:table-cell>
          <table:table-cell table:style-name="ce17" table:formula="of:=((([.$F139]+8)^2)/5)*10" office:value-type="float" office:value="1352" calcext:value-type="float">
            <text:p>1352</text:p>
          </table:table-cell>
          <table:table-cell table:formula="of:=((([.$F139]+8)*2)^2)/([.$F139]+60)" office:value-type="float" office:value="34.6666666666667" calcext:value-type="float">
            <text:p>34.6666666666667</text:p>
          </table:table-cell>
          <table:table-cell table:formula="of:=[.AA139]/[.AB13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0]+[.C140]+[.D140]+[.E14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2" calcext:value-type="float">
            <text:p>52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57.5" calcext:value-type="float">
            <text:p>157.5</text:p>
          </table:table-cell>
          <table:table-cell table:style-name="ce17" table:formula="of:=((([.$F140]+8)^2)/5)*10" office:value-type="float" office:value="1458" calcext:value-type="float">
            <text:p>1458</text:p>
          </table:table-cell>
          <table:table-cell table:formula="of:=((([.$F140]+8)*2)^2)/([.$F140]+60)" office:value-type="float" office:value="36.9113924050633" calcext:value-type="float">
            <text:p>36.9113924050633</text:p>
          </table:table-cell>
          <table:table-cell table:formula="of:=[.AA140]/[.AB14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1]+[.O141]*2" office:value-type="float" office:value="55" calcext:value-type="float">
            <text:p>55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49" calcext:value-type="float">
            <text:p>149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A141]/[.AB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24" calcext:value-type="float">
            <text:p>124</text:p>
          </table:table-cell>
          <table:table-cell table:style-name="ce17" table:formula="of:=((([.$F142]+8)^2)/5)*10" office:value-type="float" office:value="1800" calcext:value-type="float">
            <text:p>1800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table:formula="of:=[.AA142]/[.AB14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3]+[.C143]+[.D143]+[.E14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3]+[.O143]*2" office:value-type="float" office:value="58" calcext:value-type="float">
            <text:p>58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67.5" calcext:value-type="float">
            <text:p>67.5</text:p>
          </table:table-cell>
          <table:table-cell table:style-name="ce17" table:formula="of:=((([.$F143]+8)^2)/5)*10" office:value-type="float" office:value="2178" calcext:value-type="float">
            <text:p>2178</text:p>
          </table:table-cell>
          <table:table-cell table:formula="of:=((([.$F143]+8)*2)^2)/([.$F143]+60)" office:value-type="float" office:value="51.2470588235294" calcext:value-type="float">
            <text:p>51.2470588235294</text:p>
          </table:table-cell>
          <table:table-cell table:formula="of:=[.AA143]/[.AB143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4]+[.C144]+[.D144]+[.E144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4]+[.O144]*2" office:value-type="float" office:value="57" calcext:value-type="float">
            <text:p>57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119" calcext:value-type="float">
            <text:p>119</text:p>
          </table:table-cell>
          <table:table-cell table:style-name="ce17" table:formula="of:=((([.$F144]+8)^2)/5)*10" office:value-type="float" office:value="2048" calcext:value-type="float">
            <text:p>2048</text:p>
          </table:table-cell>
          <table:table-cell table:formula="of:=((([.$F144]+8)*2)^2)/([.$F144]+60)" office:value-type="float" office:value="48.7619047619048" calcext:value-type="float">
            <text:p>48.7619047619048</text:p>
          </table:table-cell>
          <table:table-cell table:formula="of:=[.AA144]/[.AB144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5]+[.C145]+[.D145]+[.E145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5]+[.O145]*2" office:value-type="float" office:value="48" calcext:value-type="float">
            <text:p>48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51" calcext:value-type="float">
            <text:p>151</text:p>
          </table:table-cell>
          <table:table-cell table:style-name="ce17" table:formula="of:=((([.$F145]+8)^2)/5)*10" office:value-type="float" office:value="968" calcext:value-type="float">
            <text:p>968</text:p>
          </table:table-cell>
          <table:table-cell table:formula="of:=((([.$F145]+8)*2)^2)/([.$F145]+60)" office:value-type="float" office:value="26.1621621621622" calcext:value-type="float">
            <text:p>26.1621621621622</text:p>
          </table:table-cell>
          <table:table-cell table:formula="of:=[.AA145]/[.AB145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6]+[.C146]+[.D146]+[.E146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6]+[.O146]*2" office:value-type="float" office:value="53" calcext:value-type="float">
            <text:p>53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20.5" calcext:value-type="float">
            <text:p>120.5</text:p>
          </table:table-cell>
          <table:table-cell table:style-name="ce17" table:formula="of:=((([.$F146]+8)^2)/5)*10" office:value-type="float" office:value="2048" calcext:value-type="float">
            <text:p>2048</text:p>
          </table:table-cell>
          <table:table-cell table:formula="of:=((([.$F146]+8)*2)^2)/([.$F146]+60)" office:value-type="float" office:value="48.7619047619048" calcext:value-type="float">
            <text:p>48.7619047619048</text:p>
          </table:table-cell>
          <table:table-cell table:formula="of:=[.AA146]/[.AB14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7]+[.C147]+[.D147]+[.E147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7]+[.O147]*2" office:value-type="float" office:value="59" calcext:value-type="float">
            <text:p>59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99" calcext:value-type="float">
            <text:p>99</text:p>
          </table:table-cell>
          <table:table-cell table:style-name="ce17" table:formula="of:=((([.$F147]+8)^2)/5)*10" office:value-type="float" office:value="3042" calcext:value-type="float">
            <text:p>3042</text:p>
          </table:table-cell>
          <table:table-cell table:formula="of:=((([.$F147]+8)*2)^2)/([.$F147]+60)" office:value-type="float" office:value="66.8571428571429" calcext:value-type="float">
            <text:p>66.8571428571429</text:p>
          </table:table-cell>
          <table:table-cell table:formula="of:=[.AA147]/[.AB14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8]+[.C148]+[.D148]+[.E14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8]+[.O148]*2" office:value-type="float" office:value="47" calcext:value-type="float">
            <text:p>47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172.5" calcext:value-type="float">
            <text:p>172.5</text:p>
          </table:table-cell>
          <table:table-cell table:style-name="ce17" table:formula="of:=((([.$F148]+8)^2)/5)*10" office:value-type="float" office:value="1152" calcext:value-type="float">
            <text:p>1152</text:p>
          </table:table-cell>
          <table:table-cell table:formula="of:=((([.$F148]+8)*2)^2)/([.$F148]+60)" office:value-type="float" office:value="30.3157894736842" calcext:value-type="float">
            <text:p>30.3157894736842</text:p>
          </table:table-cell>
          <table:table-cell table:formula="of:=[.AA148]/[.AB14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9]+[.C149]+[.D149]+[.E149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9]+[.O149]*2" office:value-type="float" office:value="51" calcext:value-type="float">
            <text:p>51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50.5" calcext:value-type="float">
            <text:p>150.5</text:p>
          </table:table-cell>
          <table:table-cell table:style-name="ce17" table:formula="of:=((([.$F149]+8)^2)/5)*10" office:value-type="float" office:value="1922" calcext:value-type="float">
            <text:p>1922</text:p>
          </table:table-cell>
          <table:table-cell table:formula="of:=((([.$F149]+8)*2)^2)/([.$F149]+60)" office:value-type="float" office:value="46.3132530120482" calcext:value-type="float">
            <text:p>46.3132530120482</text:p>
          </table:table-cell>
          <table:table-cell table:formula="of:=[.AA149]/[.AB14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0]+[.C150]+[.D150]+[.E150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6" calcext:value-type="float">
            <text:p>56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2.5" calcext:value-type="float">
            <text:p>152.5</text:p>
          </table:table-cell>
          <table:table-cell table:style-name="ce17" table:formula="of:=((([.$F150]+8)^2)/5)*10" office:value-type="float" office:value="2738" calcext:value-type="float">
            <text:p>2738</text:p>
          </table:table-cell>
          <table:table-cell table:formula="of:=((([.$F150]+8)*2)^2)/([.$F150]+60)" office:value-type="float" office:value="61.5280898876405" calcext:value-type="float">
            <text:p>61.5280898876405</text:p>
          </table:table-cell>
          <table:table-cell table:formula="of:=[.AA150]/[.AB15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1]+[.C151]+[.D151]+[.E151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44" calcext:value-type="float">
            <text:p>44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41" calcext:value-type="float">
            <text:p>141</text:p>
          </table:table-cell>
          <table:table-cell table:style-name="ce17" table:formula="of:=((([.$F151]+8)^2)/5)*10" office:value-type="float" office:value="968" calcext:value-type="float">
            <text:p>968</text:p>
          </table:table-cell>
          <table:table-cell table:formula="of:=((([.$F151]+8)*2)^2)/([.$F151]+60)" office:value-type="float" office:value="26.1621621621622" calcext:value-type="float">
            <text:p>26.1621621621622</text:p>
          </table:table-cell>
          <table:table-cell table:formula="of:=[.AA151]/[.AB15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2]+[.C152]+[.D152]+[.E152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2]+[.O152]*2" office:value-type="float" office:value="51" calcext:value-type="float">
            <text:p>51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20.5" calcext:value-type="float">
            <text:p>120.5</text:p>
          </table:table-cell>
          <table:table-cell table:style-name="ce17" table:formula="of:=((([.$F152]+8)^2)/5)*10" office:value-type="float" office:value="1800" calcext:value-type="float">
            <text:p>1800</text:p>
          </table:table-cell>
          <table:table-cell table:formula="of:=((([.$F152]+8)*2)^2)/([.$F152]+60)" office:value-type="float" office:value="43.9024390243903" calcext:value-type="float">
            <text:p>43.9024390243903</text:p>
          </table:table-cell>
          <table:table-cell table:formula="of:=[.AA152]/[.AB15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3]+[.C153]+[.D153]+[.E153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3]+[.O153]*2" office:value-type="float" office:value="59" calcext:value-type="float">
            <text:p>59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4" calcext:value-type="float">
            <text:p>124</text:p>
          </table:table-cell>
          <table:table-cell table:style-name="ce17" table:formula="of:=((([.$F153]+8)^2)/5)*10" office:value-type="float" office:value="2738" calcext:value-type="float">
            <text:p>2738</text:p>
          </table:table-cell>
          <table:table-cell table:formula="of:=((([.$F153]+8)*2)^2)/([.$F153]+60)" office:value-type="float" office:value="61.5280898876405" calcext:value-type="float">
            <text:p>61.5280898876405</text:p>
          </table:table-cell>
          <table:table-cell table:formula="of:=[.AA153]/[.AB15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6]+[.C156]+[.D156]+[.E156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6]+[.O156]*2" office:value-type="float" office:value="51" calcext:value-type="float">
            <text:p>51</text:p>
          </table:table-cell>
          <table:table-cell/>
          <table:table-cell table:formula="of:=MAX(2*[.$L156]; 25*[.$R156]+[.$K156];15*[.$Q156]+[.$M156])-10*[.$P156]-0.5*MAX([.$H156];[.$I156];[.$J156])-5*[.$O156]-[.$B156]" office:value-type="float" office:value="170.5" calcext:value-type="float">
            <text:p>170.5</text:p>
          </table:table-cell>
          <table:table-cell table:style-name="ce17" table:formula="of:=((([.$F156]+8)^2)/5)*10" office:value-type="float" office:value="1352" calcext:value-type="float">
            <text:p>1352</text:p>
          </table:table-cell>
          <table:table-cell table:formula="of:=((([.$F156]+8)*2)^2)/([.$F156]+60)" office:value-type="float" office:value="34.6666666666667" calcext:value-type="float">
            <text:p>34.6666666666667</text:p>
          </table:table-cell>
          <table:table-cell table:formula="of:=[.AA156]/[.AB15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7]+[.C157]+[.D157]+[.E15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7]+[.O157]*2" office:value-type="float" office:value="55" calcext:value-type="float">
            <text:p>55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36" calcext:value-type="float">
            <text:p>136</text:p>
          </table:table-cell>
          <table:table-cell table:style-name="ce17" table:formula="of:=((([.$F157]+8)^2)/5)*10" office:value-type="float" office:value="1682" calcext:value-type="float">
            <text:p>1682</text:p>
          </table:table-cell>
          <table:table-cell table:formula="of:=((([.$F157]+8)*2)^2)/([.$F157]+60)" office:value-type="float" office:value="41.5308641975309" calcext:value-type="float">
            <text:p>41.5308641975309</text:p>
          </table:table-cell>
          <table:table-cell table:formula="of:=[.AA157]/[.AB157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8]+[.C158]+[.D158]+[.E1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8]+[.O158]*2" office:value-type="float" office:value="63" calcext:value-type="float">
            <text:p>63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79.5" calcext:value-type="float">
            <text:p>79.5</text:p>
          </table:table-cell>
          <table:table-cell table:style-name="ce17" table:formula="of:=((([.$F158]+8)^2)/5)*10" office:value-type="float" office:value="2592" calcext:value-type="float">
            <text:p>2592</text:p>
          </table:table-cell>
          <table:table-cell table:formula="of:=((([.$F158]+8)*2)^2)/([.$F158]+60)" office:value-type="float" office:value="58.9090909090909" calcext:value-type="float">
            <text:p>58.9090909090909</text:p>
          </table:table-cell>
          <table:table-cell table:formula="of:=[.AA158]/[.AB15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9]+[.C159]+[.D159]+[.E15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9]+[.O159]*2" office:value-type="float" office:value="57" calcext:value-type="float">
            <text:p>57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129" calcext:value-type="float">
            <text:p>129</text:p>
          </table:table-cell>
          <table:table-cell table:style-name="ce17" table:formula="of:=((([.$F159]+8)^2)/5)*10" office:value-type="float" office:value="1800" calcext:value-type="float">
            <text:p>1800</text:p>
          </table:table-cell>
          <table:table-cell table:formula="of:=((([.$F159]+8)*2)^2)/([.$F159]+60)" office:value-type="float" office:value="43.9024390243903" calcext:value-type="float">
            <text:p>43.9024390243903</text:p>
          </table:table-cell>
          <table:table-cell table:formula="of:=[.AA159]/[.AB15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0]+[.C160]+[.D160]+[.E160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0]+[.O160]*2" office:value-type="float" office:value="49" calcext:value-type="float">
            <text:p>49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87.5" calcext:value-type="float">
            <text:p>187.5</text:p>
          </table:table-cell>
          <table:table-cell table:style-name="ce17" table:formula="of:=((([.$F160]+8)^2)/5)*10" office:value-type="float" office:value="1152" calcext:value-type="float">
            <text:p>1152</text:p>
          </table:table-cell>
          <table:table-cell table:formula="of:=((([.$F160]+8)*2)^2)/([.$F160]+60)" office:value-type="float" office:value="30.3157894736842" calcext:value-type="float">
            <text:p>30.3157894736842</text:p>
          </table:table-cell>
          <table:table-cell table:formula="of:=[.AA160]/[.AB1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1]+[.C161]+[.D161]+[.E16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1]+[.O161]*2" office:value-type="float" office:value="55" calcext:value-type="float">
            <text:p>55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38" calcext:value-type="float">
            <text:p>138</text:p>
          </table:table-cell>
          <table:table-cell table:style-name="ce17" table:formula="of:=((([.$F161]+8)^2)/5)*10" office:value-type="float" office:value="1800" calcext:value-type="float">
            <text:p>1800</text:p>
          </table:table-cell>
          <table:table-cell table:formula="of:=((([.$F161]+8)*2)^2)/([.$F161]+60)" office:value-type="float" office:value="43.9024390243903" calcext:value-type="float">
            <text:p>43.9024390243903</text:p>
          </table:table-cell>
          <table:table-cell table:formula="of:=[.AA161]/[.AB16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2]+[.C162]+[.D162]+[.E16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2]+[.O162]*2" office:value-type="float" office:value="63" calcext:value-type="float">
            <text:p>63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96.5" calcext:value-type="float">
            <text:p>96.5</text:p>
          </table:table-cell>
          <table:table-cell table:style-name="ce17" table:formula="of:=((([.$F162]+8)^2)/5)*10" office:value-type="float" office:value="2738" calcext:value-type="float">
            <text:p>2738</text:p>
          </table:table-cell>
          <table:table-cell table:formula="of:=((([.$F162]+8)*2)^2)/([.$F162]+60)" office:value-type="float" office:value="61.5280898876405" calcext:value-type="float">
            <text:p>61.5280898876405</text:p>
          </table:table-cell>
          <table:table-cell table:formula="of:=[.AA162]/[.AB16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3]+[.C163]+[.D163]+[.E163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87" calcext:value-type="float">
            <text:p>87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43" calcext:value-type="float">
            <text:p>43</text:p>
          </table:table-cell>
          <table:table-cell table:style-name="ce17" table:formula="of:=((([.$F163]+8)^2)/5)*10" office:value-type="float" office:value="7938" calcext:value-type="float">
            <text:p>7938</text:p>
          </table:table-cell>
          <table:table-cell table:formula="of:=((([.$F163]+8)*2)^2)/([.$F163]+60)" office:value-type="float" office:value="138.052173913043" calcext:value-type="float">
            <text:p>138.052173913043</text:p>
          </table:table-cell>
          <table:table-cell table:formula="of:=[.AA163]/[.AB163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4]+[.C164]+[.D164]+[.E164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4]+[.O164]*2" office:value-type="float" office:value="51" calcext:value-type="float">
            <text:p>51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118" calcext:value-type="float">
            <text:p>118</text:p>
          </table:table-cell>
          <table:table-cell table:style-name="ce17" table:formula="of:=((([.$F164]+8)^2)/5)*10" office:value-type="float" office:value="968" calcext:value-type="float">
            <text:p>968</text:p>
          </table:table-cell>
          <table:table-cell table:formula="of:=((([.$F164]+8)*2)^2)/([.$F164]+60)" office:value-type="float" office:value="26.1621621621622" calcext:value-type="float">
            <text:p>26.1621621621622</text:p>
          </table:table-cell>
          <table:table-cell table:formula="of:=[.AA164]/[.AB16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5]+[.C165]+[.D165]+[.E16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5]+[.O165]*2" office:value-type="float" office:value="56" calcext:value-type="float">
            <text:p>56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75" calcext:value-type="float">
            <text:p>75</text:p>
          </table:table-cell>
          <table:table-cell table:style-name="ce17" table:formula="of:=((([.$F165]+8)^2)/5)*10" office:value-type="float" office:value="1800" calcext:value-type="float">
            <text:p>1800</text:p>
          </table:table-cell>
          <table:table-cell table:formula="of:=((([.$F165]+8)*2)^2)/([.$F165]+60)" office:value-type="float" office:value="43.9024390243903" calcext:value-type="float">
            <text:p>43.9024390243903</text:p>
          </table:table-cell>
          <table:table-cell table:formula="of:=[.AA165]/[.AB16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6]+[.C166]+[.D166]+[.E166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48" calcext:value-type="float">
            <text:p>48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106.5" calcext:value-type="float">
            <text:p>106.5</text:p>
          </table:table-cell>
          <table:table-cell table:style-name="ce17" table:formula="of:=((([.$F166]+8)^2)/5)*10" office:value-type="float" office:value="1152" calcext:value-type="float">
            <text:p>1152</text:p>
          </table:table-cell>
          <table:table-cell table:formula="of:=((([.$F166]+8)*2)^2)/([.$F166]+60)" office:value-type="float" office:value="30.3157894736842" calcext:value-type="float">
            <text:p>30.3157894736842</text:p>
          </table:table-cell>
          <table:table-cell table:formula="of:=[.AA166]/[.AB16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7]+[.C167]+[.D167]+[.E16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7]+[.O167]*2" office:value-type="float" office:value="55" calcext:value-type="float">
            <text:p>55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71" calcext:value-type="float">
            <text:p>71</text:p>
          </table:table-cell>
          <table:table-cell table:style-name="ce17" table:formula="of:=((([.$F167]+8)^2)/5)*10" office:value-type="float" office:value="1922" calcext:value-type="float">
            <text:p>1922</text:p>
          </table:table-cell>
          <table:table-cell table:formula="of:=((([.$F167]+8)*2)^2)/([.$F167]+60)" office:value-type="float" office:value="46.3132530120482" calcext:value-type="float">
            <text:p>46.3132530120482</text:p>
          </table:table-cell>
          <table:table-cell table:formula="of:=[.AA167]/[.AB16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8]+[.C168]+[.D168]+[.E168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8]+[.O168]*2" office:value-type="float" office:value="63" calcext:value-type="float">
            <text:p>63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34.5" calcext:value-type="float">
            <text:p>34.5</text:p>
          </table:table-cell>
          <table:table-cell table:style-name="ce17" table:formula="of:=((([.$F168]+8)^2)/5)*10" office:value-type="float" office:value="2888" calcext:value-type="float">
            <text:p>2888</text:p>
          </table:table-cell>
          <table:table-cell table:formula="of:=((([.$F168]+8)*2)^2)/([.$F168]+60)" office:value-type="float" office:value="64.1777777777778" calcext:value-type="float">
            <text:p>64.1777777777778</text:p>
          </table:table-cell>
          <table:table-cell table:formula="of:=[.AA168]/[.AB16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1]+[.C171]+[.D171]+[.E171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1]+[.O171]*2" office:value-type="float" office:value="53" calcext:value-type="float">
            <text:p>53</text:p>
          </table:table-cell>
          <table:table-cell/>
          <table:table-cell table:formula="of:=MAX(2*[.$L171]; 25*[.$R171]+[.$K171];15*[.$Q171]+[.$M171])-10*[.$P171]-0.5*MAX([.$H171];[.$I171];[.$J171])-5*[.$O171]-[.$B171]" office:value-type="float" office:value="-27" calcext:value-type="float">
            <text:p>-27</text:p>
          </table:table-cell>
          <table:table-cell table:style-name="ce17" table:formula="of:=((([.$F171]+8)^2)/5)*10" office:value-type="float" office:value="1458" calcext:value-type="float">
            <text:p>1458</text:p>
          </table:table-cell>
          <table:table-cell table:formula="of:=((([.$F171]+8)*2)^2)/([.$F171]+60)" office:value-type="float" office:value="36.9113924050633" calcext:value-type="float">
            <text:p>36.9113924050633</text:p>
          </table:table-cell>
          <table:table-cell table:formula="of:=[.AA171]/[.AB17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2]+[.C172]+[.D172]+[.E172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5" calcext:value-type="float">
            <text:p>55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4" calcext:value-type="float">
            <text:p>-24</text:p>
          </table:table-cell>
          <table:table-cell table:style-name="ce17" table:formula="of:=((([.$F172]+8)^2)/5)*10" office:value-type="float" office:value="2048" calcext:value-type="float">
            <text:p>2048</text:p>
          </table:table-cell>
          <table:table-cell table:formula="of:=((([.$F172]+8)*2)^2)/([.$F172]+60)" office:value-type="float" office:value="48.7619047619048" calcext:value-type="float">
            <text:p>48.7619047619048</text:p>
          </table:table-cell>
          <table:table-cell table:formula="of:=[.AA172]/[.AB17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3]+[.C173]+[.D173]+[.E173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4" calcext:value-type="float">
            <text:p>54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3" calcext:value-type="float">
            <text:p>-23</text:p>
          </table:table-cell>
          <table:table-cell table:style-name="ce17" table:formula="of:=((([.$F173]+8)^2)/5)*10" office:value-type="float" office:value="1922" calcext:value-type="float">
            <text:p>1922</text:p>
          </table:table-cell>
          <table:table-cell table:formula="of:=((([.$F173]+8)*2)^2)/([.$F173]+60)" office:value-type="float" office:value="46.3132530120482" calcext:value-type="float">
            <text:p>46.3132530120482</text:p>
          </table:table-cell>
          <table:table-cell table:formula="of:=[.AA173]/[.AB173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4]+[.C174]+[.D174]+[.E174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4]+[.O174]*2" office:value-type="float" office:value="61" calcext:value-type="float">
            <text:p>61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-34" calcext:value-type="float">
            <text:p>-34</text:p>
          </table:table-cell>
          <table:table-cell table:style-name="ce17" table:formula="of:=((([.$F174]+8)^2)/5)*10" office:value-type="float" office:value="2592" calcext:value-type="float">
            <text:p>2592</text:p>
          </table:table-cell>
          <table:table-cell table:formula="of:=((([.$F174]+8)*2)^2)/([.$F174]+60)" office:value-type="float" office:value="58.9090909090909" calcext:value-type="float">
            <text:p>58.9090909090909</text:p>
          </table:table-cell>
          <table:table-cell table:formula="of:=[.AA174]/[.AB174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5]+[.C175]+[.D175]+[.E175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5]+[.O175]*2" office:value-type="float" office:value="62" calcext:value-type="float">
            <text:p>62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-32.5" calcext:value-type="float">
            <text:p>-32.5</text:p>
          </table:table-cell>
          <table:table-cell table:style-name="ce17" table:formula="of:=((([.$F175]+8)^2)/5)*10" office:value-type="float" office:value="2888" calcext:value-type="float">
            <text:p>2888</text:p>
          </table:table-cell>
          <table:table-cell table:formula="of:=((([.$F175]+8)*2)^2)/([.$F175]+60)" office:value-type="float" office:value="64.1777777777778" calcext:value-type="float">
            <text:p>64.1777777777778</text:p>
          </table:table-cell>
          <table:table-cell table:formula="of:=[.AA175]/[.AB17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6]+[.C176]+[.D176]+[.E176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7" calcext:value-type="float">
            <text:p>67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43.5" calcext:value-type="float">
            <text:p>-43.5</text:p>
          </table:table-cell>
          <table:table-cell table:style-name="ce17" table:formula="of:=((([.$F176]+8)^2)/5)*10" office:value-type="float" office:value="3200" calcext:value-type="float">
            <text:p>3200</text:p>
          </table:table-cell>
          <table:table-cell table:formula="of:=((([.$F176]+8)*2)^2)/([.$F176]+60)" office:value-type="float" office:value="69.5652173913043" calcext:value-type="float">
            <text:p>69.5652173913043</text:p>
          </table:table-cell>
          <table:table-cell table:formula="of:=[.AA176]/[.AB176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7]+[.C177]+[.D177]+[.E177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7]+[.O177]*2" office:value-type="float" office:value="73" calcext:value-type="float">
            <text:p>73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37" calcext:value-type="float">
            <text:p>-37</text:p>
          </table:table-cell>
          <table:table-cell table:style-name="ce17" table:formula="of:=((([.$F177]+8)^2)/5)*10" office:value-type="float" office:value="6498" calcext:value-type="float">
            <text:p>6498</text:p>
          </table:table-cell>
          <table:table-cell table:formula="of:=((([.$F177]+8)*2)^2)/([.$F177]+60)" office:value-type="float" office:value="119.229357798165" calcext:value-type="float">
            <text:p>119.229357798165</text:p>
          </table:table-cell>
          <table:table-cell table:formula="of:=[.AA177]/[.AB177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8]+[.C178]+[.D178]+[.E178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47" calcext:value-type="float">
            <text:p>47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42.5" calcext:value-type="float">
            <text:p>-42.5</text:p>
          </table:table-cell>
          <table:table-cell table:style-name="ce17" table:formula="of:=((([.$F178]+8)^2)/5)*10" office:value-type="float" office:value="1250" calcext:value-type="float">
            <text:p>1250</text:p>
          </table:table-cell>
          <table:table-cell table:formula="of:=((([.$F178]+8)*2)^2)/([.$F178]+60)" office:value-type="float" office:value="32.4675324675325" calcext:value-type="float">
            <text:p>32.4675324675325</text:p>
          </table:table-cell>
          <table:table-cell table:formula="of:=[.AA178]/[.AB17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79]+[.C179]+[.D179]+[.E17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50" calcext:value-type="float">
            <text:p>50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61" calcext:value-type="float">
            <text:p>-61</text:p>
          </table:table-cell>
          <table:table-cell table:style-name="ce17" table:formula="of:=((([.$F179]+8)^2)/5)*10" office:value-type="float" office:value="1458" calcext:value-type="float">
            <text:p>1458</text:p>
          </table:table-cell>
          <table:table-cell table:formula="of:=((([.$F179]+8)*2)^2)/([.$F179]+60)" office:value-type="float" office:value="36.9113924050633" calcext:value-type="float">
            <text:p>36.9113924050633</text:p>
          </table:table-cell>
          <table:table-cell table:formula="of:=[.AA179]/[.AB17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0]+[.C180]+[.D180]+[.E180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0]+[.O180]*2" office:value-type="float" office:value="57" calcext:value-type="float">
            <text:p>57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59" calcext:value-type="float">
            <text:p>-59</text:p>
          </table:table-cell>
          <table:table-cell table:style-name="ce17" table:formula="of:=((([.$F180]+8)^2)/5)*10" office:value-type="float" office:value="2178" calcext:value-type="float">
            <text:p>2178</text:p>
          </table:table-cell>
          <table:table-cell table:formula="of:=((([.$F180]+8)*2)^2)/([.$F180]+60)" office:value-type="float" office:value="51.2470588235294" calcext:value-type="float">
            <text:p>51.2470588235294</text:p>
          </table:table-cell>
          <table:table-cell table:formula="of:=[.AA180]/[.AB180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1]+[.C181]+[.D181]+[.E181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60" calcext:value-type="float">
            <text:p>60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60" calcext:value-type="float">
            <text:p>-60</text:p>
          </table:table-cell>
          <table:table-cell table:style-name="ce17" table:formula="of:=((([.$F181]+8)^2)/5)*10" office:value-type="float" office:value="2048" calcext:value-type="float">
            <text:p>2048</text:p>
          </table:table-cell>
          <table:table-cell table:formula="of:=((([.$F181]+8)*2)^2)/([.$F181]+60)" office:value-type="float" office:value="48.7619047619048" calcext:value-type="float">
            <text:p>48.7619047619048</text:p>
          </table:table-cell>
          <table:table-cell table:formula="of:=[.AA181]/[.AB18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2]+[.C182]+[.D182]+[.E182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2]+[.O182]*2" office:value-type="float" office:value="64" calcext:value-type="float">
            <text:p>64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84.5" calcext:value-type="float">
            <text:p>-84.5</text:p>
          </table:table-cell>
          <table:table-cell table:style-name="ce17" table:formula="of:=((([.$F182]+8)^2)/5)*10" office:value-type="float" office:value="4418" calcext:value-type="float">
            <text:p>4418</text:p>
          </table:table-cell>
          <table:table-cell table:formula="of:=((([.$F182]+8)*2)^2)/([.$F182]+60)" office:value-type="float" office:value="89.2525252525252" calcext:value-type="float">
            <text:p>89.2525252525252</text:p>
          </table:table-cell>
          <table:table-cell table:formula="of:=[.AA182]/[.AB182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3]+[.C183]+[.D183]+[.E183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3]+[.O183]*2" office:value-type="float" office:value="47" calcext:value-type="float">
            <text:p>47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10" calcext:value-type="float">
            <text:p>-10</text:p>
          </table:table-cell>
          <table:table-cell table:style-name="ce17" table:formula="of:=((([.$F183]+8)^2)/5)*10" office:value-type="float" office:value="1250" calcext:value-type="float">
            <text:p>1250</text:p>
          </table:table-cell>
          <table:table-cell table:formula="of:=((([.$F183]+8)*2)^2)/([.$F183]+60)" office:value-type="float" office:value="32.4675324675325" calcext:value-type="float">
            <text:p>32.4675324675325</text:p>
          </table:table-cell>
          <table:table-cell table:formula="of:=[.AA183]/[.AB18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4]+[.C184]+[.D184]+[.E18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4]+[.O184]*2" office:value-type="float" office:value="52" calcext:value-type="float">
            <text:p>52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92" calcext:value-type="float">
            <text:p>92</text:p>
          </table:table-cell>
          <table:table-cell table:style-name="ce17" table:formula="of:=((([.$F184]+8)^2)/5)*10" office:value-type="float" office:value="1568" calcext:value-type="float">
            <text:p>1568</text:p>
          </table:table-cell>
          <table:table-cell table:formula="of:=((([.$F184]+8)*2)^2)/([.$F184]+60)" office:value-type="float" office:value="39.2" calcext:value-type="float">
            <text:p>39.2</text:p>
          </table:table-cell>
          <table:table-cell table:formula="of:=[.AA184]/[.AB184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5]+[.C185]+[.D185]+[.E185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5]+[.O185]*2" office:value-type="float" office:value="54" calcext:value-type="float">
            <text:p>54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-38" calcext:value-type="float">
            <text:p>-38</text:p>
          </table:table-cell>
          <table:table-cell table:style-name="ce17" table:formula="of:=((([.$F185]+8)^2)/5)*10" office:value-type="float" office:value="1922" calcext:value-type="float">
            <text:p>1922</text:p>
          </table:table-cell>
          <table:table-cell table:formula="of:=((([.$F185]+8)*2)^2)/([.$F185]+60)" office:value-type="float" office:value="46.3132530120482" calcext:value-type="float">
            <text:p>46.3132530120482</text:p>
          </table:table-cell>
          <table:table-cell table:formula="of:=[.AA185]/[.AB18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6]+[.C186]+[.D186]+[.E186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6]+[.O186]*2" office:value-type="float" office:value="58" calcext:value-type="float">
            <text:p>58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100" calcext:value-type="float">
            <text:p>100</text:p>
          </table:table-cell>
          <table:table-cell table:style-name="ce17" table:formula="of:=((([.$F186]+8)^2)/5)*10" office:value-type="float" office:value="2450" calcext:value-type="float">
            <text:p>2450</text:p>
          </table:table-cell>
          <table:table-cell table:formula="of:=((([.$F186]+8)*2)^2)/([.$F186]+60)" office:value-type="float" office:value="56.3218390804598" calcext:value-type="float">
            <text:p>56.3218390804598</text:p>
          </table:table-cell>
          <table:table-cell table:formula="of:=[.AA186]/[.AB18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7]+[.C187]+[.D187]+[.E187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7]+[.O187]*2" office:value-type="float" office:value="64" calcext:value-type="float">
            <text:p>64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-82" calcext:value-type="float">
            <text:p>-82</text:p>
          </table:table-cell>
          <table:table-cell table:style-name="ce17" table:formula="of:=((([.$F187]+8)^2)/5)*10" office:value-type="float" office:value="5202" calcext:value-type="float">
            <text:p>5202</text:p>
          </table:table-cell>
          <table:table-cell table:formula="of:=((([.$F187]+8)*2)^2)/([.$F187]+60)" office:value-type="float" office:value="101.009708737864" calcext:value-type="float">
            <text:p>101.009708737864</text:p>
          </table:table-cell>
          <table:table-cell table:formula="of:=[.AA187]/[.AB187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4" calcext:value-type="float">
            <text:p>64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62" calcext:value-type="float">
            <text:p>-62</text:p>
          </table:table-cell>
          <table:table-cell table:style-name="ce17" table:formula="of:=((([.$F188]+8)^2)/5)*10" office:value-type="float" office:value="5618" calcext:value-type="float">
            <text:p>5618</text:p>
          </table:table-cell>
          <table:table-cell table:formula="of:=((([.$F188]+8)*2)^2)/([.$F188]+60)" office:value-type="float" office:value="107.009523809524" calcext:value-type="float">
            <text:p>107.009523809524</text:p>
          </table:table-cell>
          <table:table-cell table:formula="of:=[.AA188]/[.AB188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9]+[.C189]+[.D189]+[.E189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89]+[.O189]*2" office:value-type="float" office:value="67" calcext:value-type="float">
            <text:p>67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62" calcext:value-type="float">
            <text:p>62</text:p>
          </table:table-cell>
          <table:table-cell table:style-name="ce17" table:formula="of:=((([.$F189]+8)^2)/5)*10" office:value-type="float" office:value="6050" calcext:value-type="float">
            <text:p>6050</text:p>
          </table:table-cell>
          <table:table-cell table:formula="of:=((([.$F189]+8)*2)^2)/([.$F189]+60)" office:value-type="float" office:value="113.084112149533" calcext:value-type="float">
            <text:p>113.084112149533</text:p>
          </table:table-cell>
          <table:table-cell table:formula="of:=[.AA189]/[.AB189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0]+[.C190]+[.D190]+[.E19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0]+[.O190]*2" office:value-type="float" office:value="51" calcext:value-type="float">
            <text:p>51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-64.5" calcext:value-type="float">
            <text:p>-64.5</text:p>
          </table:table-cell>
          <table:table-cell table:style-name="ce17" table:formula="of:=((([.$F190]+8)^2)/5)*10" office:value-type="float" office:value="1152" calcext:value-type="float">
            <text:p>1152</text:p>
          </table:table-cell>
          <table:table-cell table:formula="of:=((([.$F190]+8)*2)^2)/([.$F190]+60)" office:value-type="float" office:value="30.3157894736842" calcext:value-type="float">
            <text:p>30.3157894736842</text:p>
          </table:table-cell>
          <table:table-cell table:formula="of:=[.AA190]/[.AB19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1]+[.C191]+[.D191]+[.E191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1]+[.O191]*2" office:value-type="float" office:value="56" calcext:value-type="float">
            <text:p>56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47.5" calcext:value-type="float">
            <text:p>-47.5</text:p>
          </table:table-cell>
          <table:table-cell table:style-name="ce17" table:formula="of:=((([.$F191]+8)^2)/5)*10" office:value-type="float" office:value="1352" calcext:value-type="float">
            <text:p>1352</text:p>
          </table:table-cell>
          <table:table-cell table:formula="of:=((([.$F191]+8)*2)^2)/([.$F191]+60)" office:value-type="float" office:value="34.6666666666667" calcext:value-type="float">
            <text:p>34.6666666666667</text:p>
          </table:table-cell>
          <table:table-cell table:formula="of:=[.AA191]/[.AB191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2]+[.C192]+[.D192]+[.E192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7" calcext:value-type="float">
            <text:p>57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64" calcext:value-type="float">
            <text:p>-64</text:p>
          </table:table-cell>
          <table:table-cell table:style-name="ce17" table:formula="of:=((([.$F192]+8)^2)/5)*10" office:value-type="float" office:value="1568" calcext:value-type="float">
            <text:p>1568</text:p>
          </table:table-cell>
          <table:table-cell table:formula="of:=((([.$F192]+8)*2)^2)/([.$F192]+60)" office:value-type="float" office:value="39.2" calcext:value-type="float">
            <text:p>39.2</text:p>
          </table:table-cell>
          <table:table-cell table:formula="of:=[.AA192]/[.AB19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3]+[.C193]+[.D193]+[.E193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44" calcext:value-type="float">
            <text:p>-44</text:p>
          </table:table-cell>
          <table:table-cell table:style-name="ce17" table:formula="of:=((([.$F193]+8)^2)/5)*10" office:value-type="float" office:value="1800" calcext:value-type="float">
            <text:p>1800</text:p>
          </table:table-cell>
          <table:table-cell table:formula="of:=((([.$F193]+8)*2)^2)/([.$F193]+60)" office:value-type="float" office:value="43.9024390243903" calcext:value-type="float">
            <text:p>43.9024390243903</text:p>
          </table:table-cell>
          <table:table-cell table:formula="of:=[.AA193]/[.AB193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4]+[.C194]+[.D194]+[.E194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61" calcext:value-type="float">
            <text:p>61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63.5" calcext:value-type="float">
            <text:p>-63.5</text:p>
          </table:table-cell>
          <table:table-cell table:style-name="ce17" table:formula="of:=((([.$F194]+8)^2)/5)*10" office:value-type="float" office:value="2450" calcext:value-type="float">
            <text:p>2450</text:p>
          </table:table-cell>
          <table:table-cell table:formula="of:=((([.$F194]+8)*2)^2)/([.$F194]+60)" office:value-type="float" office:value="56.3218390804598" calcext:value-type="float">
            <text:p>56.3218390804598</text:p>
          </table:table-cell>
          <table:table-cell table:formula="of:=[.AA194]/[.AB194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5]+[.C195]+[.D195]+[.E195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5]+[.O195]*2" office:value-type="float" office:value="57" calcext:value-type="float">
            <text:p>57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9.5" calcext:value-type="float">
            <text:p>-69.5</text:p>
          </table:table-cell>
          <table:table-cell table:style-name="ce17" table:formula="of:=((([.$F195]+8)^2)/5)*10" office:value-type="float" office:value="1152" calcext:value-type="float">
            <text:p>1152</text:p>
          </table:table-cell>
          <table:table-cell table:formula="of:=((([.$F195]+8)*2)^2)/([.$F195]+60)" office:value-type="float" office:value="30.3157894736842" calcext:value-type="float">
            <text:p>30.3157894736842</text:p>
          </table:table-cell>
          <table:table-cell table:formula="of:=[.AA195]/[.AB19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6]+[.C196]+[.D196]+[.E196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6]+[.O196]*2" office:value-type="float" office:value="64" calcext:value-type="float">
            <text:p>64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77.5" calcext:value-type="float">
            <text:p>-77.5</text:p>
          </table:table-cell>
          <table:table-cell table:style-name="ce17" table:formula="of:=((([.$F196]+8)^2)/5)*10" office:value-type="float" office:value="1682" calcext:value-type="float">
            <text:p>1682</text:p>
          </table:table-cell>
          <table:table-cell table:formula="of:=((([.$F196]+8)*2)^2)/([.$F196]+60)" office:value-type="float" office:value="41.5308641975309" calcext:value-type="float">
            <text:p>41.5308641975309</text:p>
          </table:table-cell>
          <table:table-cell table:formula="of:=[.AA196]/[.AB196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7]+[.O197]*2" office:value-type="float" office:value="58" calcext:value-type="float">
            <text:p>58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33" calcext:value-type="float">
            <text:p>-33</text:p>
          </table:table-cell>
          <table:table-cell table:style-name="ce17" table:formula="of:=((([.$F197]+8)^2)/5)*10" office:value-type="float" office:value="1458" calcext:value-type="float">
            <text:p>1458</text:p>
          </table:table-cell>
          <table:table-cell table:formula="of:=((([.$F197]+8)*2)^2)/([.$F197]+60)" office:value-type="float" office:value="36.9113924050633" calcext:value-type="float">
            <text:p>36.9113924050633</text:p>
          </table:table-cell>
          <table:table-cell table:formula="of:=[.AA197]/[.AB197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8]+[.C198]+[.D198]+[.E198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8]+[.O198]*2" office:value-type="float" office:value="71" calcext:value-type="float">
            <text:p>71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48" calcext:value-type="float">
            <text:p>-48</text:p>
          </table:table-cell>
          <table:table-cell table:style-name="ce17" table:formula="of:=((([.$F198]+8)^2)/5)*10" office:value-type="float" office:value="2738" calcext:value-type="float">
            <text:p>2738</text:p>
          </table:table-cell>
          <table:table-cell table:formula="of:=((([.$F198]+8)*2)^2)/([.$F198]+60)" office:value-type="float" office:value="61.5280898876405" calcext:value-type="float">
            <text:p>61.5280898876405</text:p>
          </table:table-cell>
          <table:table-cell table:formula="of:=[.AA198]/[.AB19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9]+[.C199]+[.D199]+[.E199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9]+[.O199]*2" office:value-type="float" office:value="62" calcext:value-type="float">
            <text:p>62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2.5" calcext:value-type="float">
            <text:p>-2.5</text:p>
          </table:table-cell>
          <table:table-cell table:style-name="ce17" table:formula="of:=((([.$F199]+8)^2)/5)*10" office:value-type="float" office:value="2178" calcext:value-type="float">
            <text:p>2178</text:p>
          </table:table-cell>
          <table:table-cell table:formula="of:=((([.$F199]+8)*2)^2)/([.$F199]+60)" office:value-type="float" office:value="51.2470588235294" calcext:value-type="float">
            <text:p>51.2470588235294</text:p>
          </table:table-cell>
          <table:table-cell table:formula="of:=[.AA199]/[.AB199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0]+[.C200]+[.D200]+[.E200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0]+[.O200]*2" office:value-type="float" office:value="78" calcext:value-type="float">
            <text:p>78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15.5" calcext:value-type="float">
            <text:p>-15.5</text:p>
          </table:table-cell>
          <table:table-cell table:style-name="ce17" table:formula="of:=((([.$F200]+8)^2)/5)*10" office:value-type="float" office:value="5618" calcext:value-type="float">
            <text:p>5618</text:p>
          </table:table-cell>
          <table:table-cell table:formula="of:=((([.$F200]+8)*2)^2)/([.$F200]+60)" office:value-type="float" office:value="107.009523809524" calcext:value-type="float">
            <text:p>107.009523809524</text:p>
          </table:table-cell>
          <table:table-cell table:formula="of:=[.AA200]/[.AB200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1]+[.C201]+[.D201]+[.E201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1]+[.O201]*2" office:value-type="float" office:value="67" calcext:value-type="float">
            <text:p>67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34.5" calcext:value-type="float">
            <text:p>34.5</text:p>
          </table:table-cell>
          <table:table-cell table:style-name="ce17" table:formula="of:=((([.$F201]+8)^2)/5)*10" office:value-type="float" office:value="4608" calcext:value-type="float">
            <text:p>4608</text:p>
          </table:table-cell>
          <table:table-cell table:formula="of:=((([.$F201]+8)*2)^2)/([.$F201]+60)" office:value-type="float" office:value="92.16" calcext:value-type="float">
            <text:p>92.16</text:p>
          </table:table-cell>
          <table:table-cell table:formula="of:=[.AA201]/[.AB201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2]+[.C202]+[.D202]+[.E20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2]+[.O202]*2" office:value-type="float" office:value="54" calcext:value-type="float">
            <text:p>54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-2.5" calcext:value-type="float">
            <text:p>-2.5</text:p>
          </table:table-cell>
          <table:table-cell table:style-name="ce17" table:formula="of:=((([.$F202]+8)^2)/5)*10" office:value-type="float" office:value="2312" calcext:value-type="float">
            <text:p>2312</text:p>
          </table:table-cell>
          <table:table-cell table:formula="of:=((([.$F202]+8)*2)^2)/([.$F202]+60)" office:value-type="float" office:value="53.7674418604651" calcext:value-type="float">
            <text:p>53.7674418604651</text:p>
          </table:table-cell>
          <table:table-cell table:formula="of:=[.AA202]/[.AB20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3]+[.C203]+[.D203]+[.E203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3]+[.O203]*2" office:value-type="float" office:value="59" calcext:value-type="float">
            <text:p>59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53.5" calcext:value-type="float">
            <text:p>-53.5</text:p>
          </table:table-cell>
          <table:table-cell table:style-name="ce17" table:formula="of:=((([.$F203]+8)^2)/5)*10" office:value-type="float" office:value="3042" calcext:value-type="float">
            <text:p>3042</text:p>
          </table:table-cell>
          <table:table-cell table:formula="of:=((([.$F203]+8)*2)^2)/([.$F203]+60)" office:value-type="float" office:value="66.8571428571429" calcext:value-type="float">
            <text:p>66.8571428571429</text:p>
          </table:table-cell>
          <table:table-cell table:formula="of:=[.AA203]/[.AB203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4]+[.C204]+[.D204]+[.E204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64" calcext:value-type="float">
            <text:p>64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81.5" calcext:value-type="float">
            <text:p>-81.5</text:p>
          </table:table-cell>
          <table:table-cell table:style-name="ce17" table:formula="of:=((([.$F204]+8)^2)/5)*10" office:value-type="float" office:value="5832" calcext:value-type="float">
            <text:p>5832</text:p>
          </table:table-cell>
          <table:table-cell table:formula="of:=((([.$F204]+8)*2)^2)/([.$F204]+60)" office:value-type="float" office:value="110.037735849057" calcext:value-type="float">
            <text:p>110.037735849057</text:p>
          </table:table-cell>
          <table:table-cell table:formula="of:=[.AA204]/[.AB204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5]+[.C205]+[.D205]+[.E205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47" calcext:value-type="float">
            <text:p>47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17.5" calcext:value-type="float">
            <text:p>-17.5</text:p>
          </table:table-cell>
          <table:table-cell table:style-name="ce17" table:formula="of:=((([.$F205]+8)^2)/5)*10" office:value-type="float" office:value="1352" calcext:value-type="float">
            <text:p>1352</text:p>
          </table:table-cell>
          <table:table-cell table:formula="of:=((([.$F205]+8)*2)^2)/([.$F205]+60)" office:value-type="float" office:value="34.6666666666667" calcext:value-type="float">
            <text:p>34.6666666666667</text:p>
          </table:table-cell>
          <table:table-cell table:formula="of:=[.AA205]/[.AB205]" office:value-type="float" office:value="39" calcext:value-type="float">
            <text:p>39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6]+[.C206]+[.D206]+[.E20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6]+[.O206]*2" office:value-type="float" office:value="54" calcext:value-type="float">
            <text:p>54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23" calcext:value-type="float">
            <text:p>-23</text:p>
          </table:table-cell>
          <table:table-cell table:style-name="ce17" table:formula="of:=((([.$F206]+8)^2)/5)*10" office:value-type="float" office:value="1800" calcext:value-type="float">
            <text:p>1800</text:p>
          </table:table-cell>
          <table:table-cell table:formula="of:=((([.$F206]+8)*2)^2)/([.$F206]+60)" office:value-type="float" office:value="43.9024390243903" calcext:value-type="float">
            <text:p>43.9024390243903</text:p>
          </table:table-cell>
          <table:table-cell table:formula="of:=[.AA206]/[.AB206]" office:value-type="float" office:value="41" calcext:value-type="float">
            <text:p>41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7]+[.C207]+[.D207]+[.E207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47" calcext:value-type="float">
            <text:p>47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50" calcext:value-type="float">
            <text:p>-50</text:p>
          </table:table-cell>
          <table:table-cell table:style-name="ce17" table:formula="of:=((([.$F207]+8)^2)/5)*10" office:value-type="float" office:value="450" calcext:value-type="float">
            <text:p>450</text:p>
          </table:table-cell>
          <table:table-cell table:formula="of:=((([.$F207]+8)*2)^2)/([.$F207]+60)" office:value-type="float" office:value="24.3243243243243" calcext:value-type="float">
            <text:p>24.3243243243243</text:p>
          </table:table-cell>
          <table:table-cell table:formula="of:=[.AA207]/[.AB207]" office:value-type="float" office:value="18.5" calcext:value-type="float">
            <text:p>18.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8]+[.C208]+[.D208]+[.E208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8]+[.O208]*2" office:value-type="float" office:value="73" calcext:value-type="float">
            <text:p>73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2.5" calcext:value-type="float">
            <text:p>-52.5</text:p>
          </table:table-cell>
          <table:table-cell table:style-name="ce17" table:formula="of:=((([.$F208]+8)^2)/5)*10" office:value-type="float" office:value="6050" calcext:value-type="float">
            <text:p>6050</text:p>
          </table:table-cell>
          <table:table-cell table:formula="of:=((([.$F208]+8)*2)^2)/([.$F208]+60)" office:value-type="float" office:value="113.084112149533" calcext:value-type="float">
            <text:p>113.084112149533</text:p>
          </table:table-cell>
          <table:table-cell table:formula="of:=[.AA208]/[.AB208]" office:value-type="float" office:value="53.5" calcext:value-type="float">
            <text:p>53.5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1]+[.C211]+[.D211]+[.E21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1]+[.O211]*2" office:value-type="float" office:value="52" calcext:value-type="float">
            <text:p>52</text:p>
          </table:table-cell>
          <table:table-cell/>
          <table:table-cell table:formula="of:=MAX(2*[.$L211]; 25*[.$R211]+[.$K211];15*[.$Q211]+[.$M211])-10*[.$P211]-0.5*MAX([.$H211];[.$I211];[.$J211])-5*[.$O211]-[.$B211]" office:value-type="float" office:value="-33" calcext:value-type="float">
            <text:p>-33</text:p>
          </table:table-cell>
          <table:table-cell table:style-name="ce17" table:formula="of:=((([.$F211]+8)^2)/5)*10" office:value-type="float" office:value="1800" calcext:value-type="float">
            <text:p>1800</text:p>
          </table:table-cell>
          <table:table-cell table:formula="of:=((([.$F211]+8)*2)^2)/([.$F211]+60)" office:value-type="float" office:value="43.9024390243903" calcext:value-type="float">
            <text:p>43.9024390243903</text:p>
          </table:table-cell>
          <table:table-cell table:formula="of:=[.AA211]/[.AB211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2]+[.O212]*2" office:value-type="float" office:value="57" calcext:value-type="float">
            <text:p>57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44" calcext:value-type="float">
            <text:p>-44</text:p>
          </table:table-cell>
          <table:table-cell table:style-name="ce17" table:formula="of:=((([.$F212]+8)^2)/5)*10" office:value-type="float" office:value="2450" calcext:value-type="float">
            <text:p>2450</text:p>
          </table:table-cell>
          <table:table-cell table:formula="of:=((([.$F212]+8)*2)^2)/([.$F212]+60)" office:value-type="float" office:value="56.3218390804598" calcext:value-type="float">
            <text:p>56.3218390804598</text:p>
          </table:table-cell>
          <table:table-cell table:formula="of:=[.AA212]/[.AB212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3]+[.C213]+[.D213]+[.E213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70" calcext:value-type="float">
            <text:p>70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57" calcext:value-type="float">
            <text:p>-57</text:p>
          </table:table-cell>
          <table:table-cell table:style-name="ce17" table:formula="of:=((([.$F213]+8)^2)/5)*10" office:value-type="float" office:value="3362" calcext:value-type="float">
            <text:p>3362</text:p>
          </table:table-cell>
          <table:table-cell table:formula="of:=((([.$F213]+8)*2)^2)/([.$F213]+60)" office:value-type="float" office:value="72.3010752688172" calcext:value-type="float">
            <text:p>72.3010752688172</text:p>
          </table:table-cell>
          <table:table-cell table:formula="of:=[.AA213]/[.AB213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4]+[.C214]+[.D214]+[.E21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4]+[.O214]*2" office:value-type="float" office:value="52" calcext:value-type="float">
            <text:p>52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10.5" calcext:value-type="float">
            <text:p>-10.5</text:p>
          </table:table-cell>
          <table:table-cell table:style-name="ce17" table:formula="of:=((([.$F214]+8)^2)/5)*10" office:value-type="float" office:value="1568" calcext:value-type="float">
            <text:p>1568</text:p>
          </table:table-cell>
          <table:table-cell table:formula="of:=((([.$F214]+8)*2)^2)/([.$F214]+60)" office:value-type="float" office:value="39.2" calcext:value-type="float">
            <text:p>39.2</text:p>
          </table:table-cell>
          <table:table-cell table:formula="of:=[.AA214]/[.AB21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5]+[.C215]+[.D215]+[.E215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5]+[.O215]*2" office:value-type="float" office:value="61" calcext:value-type="float">
            <text:p>61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73.5" calcext:value-type="float">
            <text:p>-73.5</text:p>
          </table:table-cell>
          <table:table-cell table:style-name="ce17" table:formula="of:=((([.$F215]+8)^2)/5)*10" office:value-type="float" office:value="2592" calcext:value-type="float">
            <text:p>2592</text:p>
          </table:table-cell>
          <table:table-cell table:formula="of:=((([.$F215]+8)*2)^2)/([.$F215]+60)" office:value-type="float" office:value="58.9090909090909" calcext:value-type="float">
            <text:p>58.9090909090909</text:p>
          </table:table-cell>
          <table:table-cell table:formula="of:=[.AA215]/[.AB21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6]+[.C216]+[.D216]+[.E216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6]+[.O216]*2" office:value-type="float" office:value="66" calcext:value-type="float">
            <text:p>66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86.5" calcext:value-type="float">
            <text:p>-86.5</text:p>
          </table:table-cell>
          <table:table-cell table:style-name="ce17" table:formula="of:=((([.$F216]+8)^2)/5)*10" office:value-type="float" office:value="5408" calcext:value-type="float">
            <text:p>5408</text:p>
          </table:table-cell>
          <table:table-cell table:formula="of:=((([.$F216]+8)*2)^2)/([.$F216]+60)" office:value-type="float" office:value="104" calcext:value-type="float">
            <text:p>104</text:p>
          </table:table-cell>
          <table:table-cell table:formula="of:=[.AA216]/[.AB216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7]+[.C217]+[.D217]+[.E21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55" calcext:value-type="float">
            <text:p>55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97" calcext:value-type="float">
            <text:p>-97</text:p>
          </table:table-cell>
          <table:table-cell table:style-name="ce17" table:formula="of:=((([.$F217]+8)^2)/5)*10" office:value-type="float" office:value="1682" calcext:value-type="float">
            <text:p>1682</text:p>
          </table:table-cell>
          <table:table-cell table:formula="of:=((([.$F217]+8)*2)^2)/([.$F217]+60)" office:value-type="float" office:value="41.5308641975309" calcext:value-type="float">
            <text:p>41.5308641975309</text:p>
          </table:table-cell>
          <table:table-cell table:formula="of:=[.AA217]/[.AB21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8]+[.C218]+[.D218]+[.E218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8]+[.O218]*2" office:value-type="float" office:value="62" calcext:value-type="float">
            <text:p>62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0" calcext:value-type="float">
            <text:p>-90</text:p>
          </table:table-cell>
          <table:table-cell table:style-name="ce17" table:formula="of:=((([.$F218]+8)^2)/5)*10" office:value-type="float" office:value="2312" calcext:value-type="float">
            <text:p>2312</text:p>
          </table:table-cell>
          <table:table-cell table:formula="of:=((([.$F218]+8)*2)^2)/([.$F218]+60)" office:value-type="float" office:value="53.7674418604651" calcext:value-type="float">
            <text:p>53.7674418604651</text:p>
          </table:table-cell>
          <table:table-cell table:formula="of:=[.AA218]/[.AB21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9]+[.C219]+[.D219]+[.E219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9]+[.O219]*2" office:value-type="float" office:value="66" calcext:value-type="float">
            <text:p>66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110" calcext:value-type="float">
            <text:p>-110</text:p>
          </table:table-cell>
          <table:table-cell table:style-name="ce17" table:formula="of:=((([.$F219]+8)^2)/5)*10" office:value-type="float" office:value="2888" calcext:value-type="float">
            <text:p>2888</text:p>
          </table:table-cell>
          <table:table-cell table:formula="of:=((([.$F219]+8)*2)^2)/([.$F219]+60)" office:value-type="float" office:value="64.1777777777778" calcext:value-type="float">
            <text:p>64.1777777777778</text:p>
          </table:table-cell>
          <table:table-cell table:formula="of:=[.AA219]/[.AB219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0]+[.C220]+[.D220]+[.E220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0]+[.O220]*2" office:value-type="float" office:value="72" calcext:value-type="float">
            <text:p>72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21.5" calcext:value-type="float">
            <text:p>-121.5</text:p>
          </table:table-cell>
          <table:table-cell table:style-name="ce17" table:formula="of:=((([.$F220]+8)^2)/5)*10" office:value-type="float" office:value="6728" calcext:value-type="float">
            <text:p>6728</text:p>
          </table:table-cell>
          <table:table-cell table:formula="of:=((([.$F220]+8)*2)^2)/([.$F220]+60)" office:value-type="float" office:value="122.327272727273" calcext:value-type="float">
            <text:p>122.327272727273</text:p>
          </table:table-cell>
          <table:table-cell table:formula="of:=[.AA220]/[.AB220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1]+[.C221]+[.D221]+[.E221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1]+[.O221]*2" office:value-type="float" office:value="49" calcext:value-type="float">
            <text:p>49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37" calcext:value-type="float">
            <text:p>-37</text:p>
          </table:table-cell>
          <table:table-cell table:style-name="ce17" table:formula="of:=((([.$F221]+8)^2)/5)*10" office:value-type="float" office:value="1250" calcext:value-type="float">
            <text:p>1250</text:p>
          </table:table-cell>
          <table:table-cell table:formula="of:=((([.$F221]+8)*2)^2)/([.$F221]+60)" office:value-type="float" office:value="32.4675324675325" calcext:value-type="float">
            <text:p>32.4675324675325</text:p>
          </table:table-cell>
          <table:table-cell table:formula="of:=[.AA221]/[.AB22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2]+[.C222]+[.D222]+[.E222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64" calcext:value-type="float">
            <text:p>64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56.5" calcext:value-type="float">
            <text:p>-56.5</text:p>
          </table:table-cell>
          <table:table-cell table:style-name="ce17" table:formula="of:=((([.$F222]+8)^2)/5)*10" office:value-type="float" office:value="5000" calcext:value-type="float">
            <text:p>5000</text:p>
          </table:table-cell>
          <table:table-cell table:formula="of:=((([.$F222]+8)*2)^2)/([.$F222]+60)" office:value-type="float" office:value="98.0392156862745" calcext:value-type="float">
            <text:p>98.0392156862745</text:p>
          </table:table-cell>
          <table:table-cell table:formula="of:=[.AA222]/[.AB22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3]+[.C223]+[.D223]+[.E223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51" calcext:value-type="float">
            <text:p>51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45" calcext:value-type="float">
            <text:p>-45</text:p>
          </table:table-cell>
          <table:table-cell table:style-name="ce17" table:formula="of:=((([.$F223]+8)^2)/5)*10" office:value-type="float" office:value="1058" calcext:value-type="float">
            <text:p>1058</text:p>
          </table:table-cell>
          <table:table-cell table:formula="of:=((([.$F223]+8)*2)^2)/([.$F223]+60)" office:value-type="float" office:value="28.2133333333333" calcext:value-type="float">
            <text:p>28.2133333333333</text:p>
          </table:table-cell>
          <table:table-cell table:formula="of:=[.AA223]/[.AB223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4]+[.C224]+[.D224]+[.E224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4]+[.O224]*2" office:value-type="float" office:value="57" calcext:value-type="float">
            <text:p>57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2" calcext:value-type="float">
            <text:p>-42</text:p>
          </table:table-cell>
          <table:table-cell table:style-name="ce17" table:formula="of:=((([.$F224]+8)^2)/5)*10" office:value-type="float" office:value="1458" calcext:value-type="float">
            <text:p>1458</text:p>
          </table:table-cell>
          <table:table-cell table:formula="of:=((([.$F224]+8)*2)^2)/([.$F224]+60)" office:value-type="float" office:value="36.9113924050633" calcext:value-type="float">
            <text:p>36.9113924050633</text:p>
          </table:table-cell>
          <table:table-cell table:formula="of:=[.AA224]/[.AB224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5]+[.C225]+[.D225]+[.E225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5]+[.O225]*2" office:value-type="float" office:value="63" calcext:value-type="float">
            <text:p>63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34" calcext:value-type="float">
            <text:p>-34</text:p>
          </table:table-cell>
          <table:table-cell table:style-name="ce17" table:formula="of:=((([.$F225]+8)^2)/5)*10" office:value-type="float" office:value="2178" calcext:value-type="float">
            <text:p>2178</text:p>
          </table:table-cell>
          <table:table-cell table:formula="of:=((([.$F225]+8)*2)^2)/([.$F225]+60)" office:value-type="float" office:value="51.2470588235294" calcext:value-type="float">
            <text:p>51.2470588235294</text:p>
          </table:table-cell>
          <table:table-cell table:formula="of:=[.AA225]/[.AB22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6]+[.C226]+[.D226]+[.E226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6]+[.O226]*2" office:value-type="float" office:value="74" calcext:value-type="float">
            <text:p>74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13" calcext:value-type="float">
            <text:p>-13</text:p>
          </table:table-cell>
          <table:table-cell table:style-name="ce17" table:formula="of:=((([.$F226]+8)^2)/5)*10" office:value-type="float" office:value="6050" calcext:value-type="float">
            <text:p>6050</text:p>
          </table:table-cell>
          <table:table-cell table:formula="of:=((([.$F226]+8)*2)^2)/([.$F226]+60)" office:value-type="float" office:value="113.084112149533" calcext:value-type="float">
            <text:p>113.084112149533</text:p>
          </table:table-cell>
          <table:table-cell table:formula="of:=[.AA226]/[.AB226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7]+[.C227]+[.D227]+[.E227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7]+[.O227]*2" office:value-type="float" office:value="47" calcext:value-type="float">
            <text:p>47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52" calcext:value-type="float">
            <text:p>-52</text:p>
          </table:table-cell>
          <table:table-cell table:style-name="ce17" table:formula="of:=((([.$F227]+8)^2)/5)*10" office:value-type="float" office:value="1568" calcext:value-type="float">
            <text:p>1568</text:p>
          </table:table-cell>
          <table:table-cell table:formula="of:=((([.$F227]+8)*2)^2)/([.$F227]+60)" office:value-type="float" office:value="39.2" calcext:value-type="float">
            <text:p>39.2</text:p>
          </table:table-cell>
          <table:table-cell table:formula="of:=[.AA227]/[.AB227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8]+[.C228]+[.D228]+[.E228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56" calcext:value-type="float">
            <text:p>56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7.5" calcext:value-type="float">
            <text:p>-57.5</text:p>
          </table:table-cell>
          <table:table-cell table:style-name="ce17" table:formula="of:=((([.$F228]+8)^2)/5)*10" office:value-type="float" office:value="2450" calcext:value-type="float">
            <text:p>2450</text:p>
          </table:table-cell>
          <table:table-cell table:formula="of:=((([.$F228]+8)*2)^2)/([.$F228]+60)" office:value-type="float" office:value="56.3218390804598" calcext:value-type="float">
            <text:p>56.3218390804598</text:p>
          </table:table-cell>
          <table:table-cell table:formula="of:=[.AA228]/[.AB22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8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8"/>
        </table:table-row>
        <table:table-row table:style-name="ro1">
          <table:table-cell table:number-columns-repeated="26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3]+[.C233]+[.D233]+[.E233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3]+[.O233]*2" office:value-type="float" office:value="49" calcext:value-type="float">
            <text:p>49</text:p>
          </table:table-cell>
          <table:table-cell/>
          <table:table-cell table:formula="of:=MAX(2*[.$L233]; 25*[.$R233]+[.$K233];15*[.$Q233]+[.$M233])-10*[.$P233]-0.5*MAX([.$H233];[.$I233];[.$J233])-5*[.$O233]-[.$B233]" office:value-type="float" office:value="38" calcext:value-type="float">
            <text:p>38</text:p>
          </table:table-cell>
          <table:table-cell table:style-name="ce17" table:formula="of:=((([.$F233]+8)^2)/5)*10" office:value-type="float" office:value="1568" calcext:value-type="float">
            <text:p>1568</text:p>
          </table:table-cell>
          <table:table-cell table:formula="of:=((([.$F233]+8)*2)^2)/([.$F233]+60)" office:value-type="float" office:value="39.2" calcext:value-type="float">
            <text:p>39.2</text:p>
          </table:table-cell>
          <table:table-cell table:formula="of:=[.AA233]/[.AB233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4]+[.O234]*2" office:value-type="float" office:value="48" calcext:value-type="float">
            <text:p>48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43.5" calcext:value-type="float">
            <text:p>43.5</text:p>
          </table:table-cell>
          <table:table-cell table:style-name="ce17" table:formula="of:=((([.$F234]+8)^2)/5)*10" office:value-type="float" office:value="1250" calcext:value-type="float">
            <text:p>1250</text:p>
          </table:table-cell>
          <table:table-cell table:formula="of:=((([.$F234]+8)*2)^2)/([.$F234]+60)" office:value-type="float" office:value="32.4675324675325" calcext:value-type="float">
            <text:p>32.4675324675325</text:p>
          </table:table-cell>
          <table:table-cell table:formula="of:=[.AA234]/[.AB23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5]+[.C235]+[.D235]+[.E235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5]+[.O235]*2" office:value-type="float" office:value="64" calcext:value-type="float">
            <text:p>64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3.5" calcext:value-type="float">
            <text:p>3.5</text:p>
          </table:table-cell>
          <table:table-cell table:style-name="ce17" table:formula="of:=((([.$F235]+8)^2)/5)*10" office:value-type="float" office:value="4802" calcext:value-type="float">
            <text:p>4802</text:p>
          </table:table-cell>
          <table:table-cell table:formula="of:=((([.$F235]+8)*2)^2)/([.$F235]+60)" office:value-type="float" office:value="95.0891089108911" calcext:value-type="float">
            <text:p>95.0891089108911</text:p>
          </table:table-cell>
          <table:table-cell table:formula="of:=[.AA235]/[.AB235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6]+[.C236]+[.D236]+[.E236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6]+[.O236]*2" office:value-type="float" office:value="44" calcext:value-type="float">
            <text:p>4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66" calcext:value-type="float">
            <text:p>66</text:p>
          </table:table-cell>
          <table:table-cell table:style-name="ce17" table:formula="of:=((([.$F236]+8)^2)/5)*10" office:value-type="float" office:value="1152" calcext:value-type="float">
            <text:p>1152</text:p>
          </table:table-cell>
          <table:table-cell table:formula="of:=((([.$F236]+8)*2)^2)/([.$F236]+60)" office:value-type="float" office:value="30.3157894736842" calcext:value-type="float">
            <text:p>30.3157894736842</text:p>
          </table:table-cell>
          <table:table-cell table:formula="of:=[.AA236]/[.AB23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7]+[.C237]+[.D237]+[.E237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7]+[.O237]*2" office:value-type="float" office:value="52" calcext:value-type="float">
            <text:p>52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49.5" calcext:value-type="float">
            <text:p>49.5</text:p>
          </table:table-cell>
          <table:table-cell table:style-name="ce17" table:formula="of:=((([.$F237]+8)^2)/5)*10" office:value-type="float" office:value="2178" calcext:value-type="float">
            <text:p>2178</text:p>
          </table:table-cell>
          <table:table-cell table:formula="of:=((([.$F237]+8)*2)^2)/([.$F237]+60)" office:value-type="float" office:value="51.2470588235294" calcext:value-type="float">
            <text:p>51.2470588235294</text:p>
          </table:table-cell>
          <table:table-cell table:formula="of:=[.AA237]/[.AB237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8]+[.C238]+[.D238]+[.E238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8]+[.O238]*2" office:value-type="float" office:value="49" calcext:value-type="float">
            <text:p>49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45.5" calcext:value-type="float">
            <text:p>45.5</text:p>
          </table:table-cell>
          <table:table-cell table:style-name="ce17" table:formula="of:=((([.$F238]+8)^2)/5)*10" office:value-type="float" office:value="1058" calcext:value-type="float">
            <text:p>1058</text:p>
          </table:table-cell>
          <table:table-cell table:formula="of:=((([.$F238]+8)*2)^2)/([.$F238]+60)" office:value-type="float" office:value="28.2133333333333" calcext:value-type="float">
            <text:p>28.2133333333333</text:p>
          </table:table-cell>
          <table:table-cell table:formula="of:=[.AA238]/[.AB23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39]+[.C239]+[.D239]+[.E239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9]+[.O239]*2" office:value-type="float" office:value="51" calcext:value-type="float">
            <text:p>51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50.5" calcext:value-type="float">
            <text:p>50.5</text:p>
          </table:table-cell>
          <table:table-cell table:style-name="ce17" table:formula="of:=((([.$F239]+8)^2)/5)*10" office:value-type="float" office:value="1250" calcext:value-type="float">
            <text:p>1250</text:p>
          </table:table-cell>
          <table:table-cell table:formula="of:=((([.$F239]+8)*2)^2)/([.$F239]+60)" office:value-type="float" office:value="32.4675324675325" calcext:value-type="float">
            <text:p>32.4675324675325</text:p>
          </table:table-cell>
          <table:table-cell table:formula="of:=[.AA239]/[.AB23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0]+[.C240]+[.D240]+[.E240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0]+[.O240]*2" office:value-type="float" office:value="45" calcext:value-type="float">
            <text:p>45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70" calcext:value-type="float">
            <text:p>70</text:p>
          </table:table-cell>
          <table:table-cell table:style-name="ce17" table:formula="of:=((([.$F240]+8)^2)/5)*10" office:value-type="float" office:value="1458" calcext:value-type="float">
            <text:p>1458</text:p>
          </table:table-cell>
          <table:table-cell table:formula="of:=((([.$F240]+8)*2)^2)/([.$F240]+60)" office:value-type="float" office:value="36.9113924050633" calcext:value-type="float">
            <text:p>36.9113924050633</text:p>
          </table:table-cell>
          <table:table-cell table:formula="of:=[.AA240]/[.AB24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1]+[.O241]*2" office:value-type="float" office:value="51" calcext:value-type="float">
            <text:p>51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60.5" calcext:value-type="float">
            <text:p>60.5</text:p>
          </table:table-cell>
          <table:table-cell table:style-name="ce17" table:formula="of:=((([.$F241]+8)^2)/5)*10" office:value-type="float" office:value="2048" calcext:value-type="float">
            <text:p>2048</text:p>
          </table:table-cell>
          <table:table-cell table:formula="of:=((([.$F241]+8)*2)^2)/([.$F241]+60)" office:value-type="float" office:value="48.7619047619048" calcext:value-type="float">
            <text:p>48.7619047619048</text:p>
          </table:table-cell>
          <table:table-cell table:formula="of:=[.AA241]/[.AB24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2]+[.C242]+[.D242]+[.E242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2]+[.O242]*2" office:value-type="float" office:value="61" calcext:value-type="float">
            <text:p>6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42" calcext:value-type="float">
            <text:p>42</text:p>
          </table:table-cell>
          <table:table-cell table:style-name="ce17" table:formula="of:=((([.$F242]+8)^2)/5)*10" office:value-type="float" office:value="5618" calcext:value-type="float">
            <text:p>5618</text:p>
          </table:table-cell>
          <table:table-cell table:formula="of:=((([.$F242]+8)*2)^2)/([.$F242]+60)" office:value-type="float" office:value="107.009523809524" calcext:value-type="float">
            <text:p>107.009523809524</text:p>
          </table:table-cell>
          <table:table-cell table:formula="of:=[.AA242]/[.AB242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8"/>
        </table:table-row>
        <table:table-row table:style-name="ro1">
          <table:table-cell table:number-columns-repeated="26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6]+[.C246]+[.D246]+[.E246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6]+[.O246]*2" office:value-type="float" office:value="50" calcext:value-type="float">
            <text:p>50</text:p>
          </table:table-cell>
          <table:table-cell/>
          <table:table-cell table:formula="of:=MAX(2*[.$L246]; 25*[.$R246]+[.$K246];15*[.$Q246]+[.$M246])-10*[.$P246]-0.5*MAX([.$H246];[.$I246];[.$J246])-5*[.$O246]-[.$B246]" office:value-type="float" office:value="144.5" calcext:value-type="float">
            <text:p>144.5</text:p>
          </table:table-cell>
          <table:table-cell table:style-name="ce17" table:formula="of:=((([.$F246]+8)^2)/5)*10" office:value-type="float" office:value="2048" calcext:value-type="float">
            <text:p>2048</text:p>
          </table:table-cell>
          <table:table-cell table:formula="of:=((([.$F246]+8)*2)^2)/([.$F246]+60)" office:value-type="float" office:value="48.7619047619048" calcext:value-type="float">
            <text:p>48.7619047619048</text:p>
          </table:table-cell>
          <table:table-cell table:formula="of:=[.AA246]/[.AB24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7]+[.C247]+[.D247]+[.E24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7]+[.O247]*2" office:value-type="float" office:value="49" calcext:value-type="float">
            <text:p>49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83" calcext:value-type="float">
            <text:p>183</text:p>
          </table:table-cell>
          <table:table-cell table:style-name="ce17" table:formula="of:=((([.$F247]+8)^2)/5)*10" office:value-type="float" office:value="1922" calcext:value-type="float">
            <text:p>1922</text:p>
          </table:table-cell>
          <table:table-cell table:formula="of:=((([.$F247]+8)*2)^2)/([.$F247]+60)" office:value-type="float" office:value="46.3132530120482" calcext:value-type="float">
            <text:p>46.3132530120482</text:p>
          </table:table-cell>
          <table:table-cell table:formula="of:=[.AA247]/[.AB247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50" calcext:value-type="float">
            <text:p>50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7" calcext:value-type="float">
            <text:p>187</text:p>
          </table:table-cell>
          <table:table-cell table:style-name="ce17" table:formula="of:=((([.$F248]+8)^2)/5)*10" office:value-type="float" office:value="2048" calcext:value-type="float">
            <text:p>2048</text:p>
          </table:table-cell>
          <table:table-cell table:formula="of:=((([.$F248]+8)*2)^2)/([.$F248]+60)" office:value-type="float" office:value="48.7619047619048" calcext:value-type="float">
            <text:p>48.7619047619048</text:p>
          </table:table-cell>
          <table:table-cell table:formula="of:=[.AA248]/[.AB248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49]+[.C249]+[.D249]+[.E249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9]+[.O249]*2" office:value-type="float" office:value="52" calcext:value-type="float">
            <text:p>52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49.5" calcext:value-type="float">
            <text:p>149.5</text:p>
          </table:table-cell>
          <table:table-cell table:style-name="ce17" table:formula="of:=((([.$F249]+8)^2)/5)*10" office:value-type="float" office:value="2178" calcext:value-type="float">
            <text:p>2178</text:p>
          </table:table-cell>
          <table:table-cell table:formula="of:=((([.$F249]+8)*2)^2)/([.$F249]+60)" office:value-type="float" office:value="51.2470588235294" calcext:value-type="float">
            <text:p>51.2470588235294</text:p>
          </table:table-cell>
          <table:table-cell table:formula="of:=[.AA249]/[.AB249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0]+[.C250]+[.D250]+[.E250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0]+[.O250]*2" office:value-type="float" office:value="55" calcext:value-type="float">
            <text:p>55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64" calcext:value-type="float">
            <text:p>164</text:p>
          </table:table-cell>
          <table:table-cell table:style-name="ce17" table:formula="of:=((([.$F250]+8)^2)/5)*10" office:value-type="float" office:value="2888" calcext:value-type="float">
            <text:p>2888</text:p>
          </table:table-cell>
          <table:table-cell table:formula="of:=((([.$F250]+8)*2)^2)/([.$F250]+60)" office:value-type="float" office:value="64.1777777777778" calcext:value-type="float">
            <text:p>64.1777777777778</text:p>
          </table:table-cell>
          <table:table-cell table:formula="of:=[.AA250]/[.AB25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1]+[.O251]*2" office:value-type="float" office:value="58" calcext:value-type="float">
            <text:p>58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28" calcext:value-type="float">
            <text:p>128</text:p>
          </table:table-cell>
          <table:table-cell table:style-name="ce17" table:formula="of:=((([.$F251]+8)^2)/5)*10" office:value-type="float" office:value="3042" calcext:value-type="float">
            <text:p>3042</text:p>
          </table:table-cell>
          <table:table-cell table:formula="of:=((([.$F251]+8)*2)^2)/([.$F251]+60)" office:value-type="float" office:value="66.8571428571429" calcext:value-type="float">
            <text:p>66.8571428571429</text:p>
          </table:table-cell>
          <table:table-cell table:formula="of:=[.AA251]/[.AB251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2]+[.C252]+[.D252]+[.E252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2]+[.O252]*2" office:value-type="float" office:value="63" calcext:value-type="float">
            <text:p>63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99.5" calcext:value-type="float">
            <text:p>99.5</text:p>
          </table:table-cell>
          <table:table-cell table:style-name="ce17" table:formula="of:=((([.$F252]+8)^2)/5)*10" office:value-type="float" office:value="5000" calcext:value-type="float">
            <text:p>5000</text:p>
          </table:table-cell>
          <table:table-cell table:formula="of:=((([.$F252]+8)*2)^2)/([.$F252]+60)" office:value-type="float" office:value="98.0392156862745" calcext:value-type="float">
            <text:p>98.0392156862745</text:p>
          </table:table-cell>
          <table:table-cell table:formula="of:=[.AA252]/[.AB25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3]+[.C253]+[.D253]+[.E253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157" calcext:value-type="float">
            <text:p>157</text:p>
          </table:table-cell>
          <table:table-cell table:style-name="ce17" table:formula="of:=((([.$F253]+8)^2)/5)*10" office:value-type="float" office:value="5202" calcext:value-type="float">
            <text:p>5202</text:p>
          </table:table-cell>
          <table:table-cell table:formula="of:=((([.$F253]+8)*2)^2)/([.$F253]+60)" office:value-type="float" office:value="101.009708737864" calcext:value-type="float">
            <text:p>101.009708737864</text:p>
          </table:table-cell>
          <table:table-cell table:formula="of:=[.AA253]/[.AB253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4]+[.C254]+[.D254]+[.E254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4]+[.O254]*2" office:value-type="float" office:value="44" calcext:value-type="float">
            <text:p>44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33.5" calcext:value-type="float">
            <text:p>133.5</text:p>
          </table:table-cell>
          <table:table-cell table:style-name="ce17" table:formula="of:=((([.$F254]+8)^2)/5)*10" office:value-type="float" office:value="1352" calcext:value-type="float">
            <text:p>1352</text:p>
          </table:table-cell>
          <table:table-cell table:formula="of:=((([.$F254]+8)*2)^2)/([.$F254]+60)" office:value-type="float" office:value="34.6666666666667" calcext:value-type="float">
            <text:p>34.6666666666667</text:p>
          </table:table-cell>
          <table:table-cell table:formula="of:=[.AA254]/[.AB25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5]+[.C255]+[.D255]+[.E25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6" calcext:value-type="float">
            <text:p>46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68.5" calcext:value-type="float">
            <text:p>168.5</text:p>
          </table:table-cell>
          <table:table-cell table:style-name="ce17" table:formula="of:=((([.$F255]+8)^2)/5)*10" office:value-type="float" office:value="1458" calcext:value-type="float">
            <text:p>1458</text:p>
          </table:table-cell>
          <table:table-cell table:formula="of:=((([.$F255]+8)*2)^2)/([.$F255]+60)" office:value-type="float" office:value="36.9113924050633" calcext:value-type="float">
            <text:p>36.9113924050633</text:p>
          </table:table-cell>
          <table:table-cell table:formula="of:=[.AA255]/[.AB25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6]+[.C256]+[.D256]+[.E256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6]+[.O256]*2" office:value-type="float" office:value="50" calcext:value-type="float">
            <text:p>50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79" calcext:value-type="float">
            <text:p>179</text:p>
          </table:table-cell>
          <table:table-cell table:style-name="ce17" table:formula="of:=((([.$F256]+8)^2)/5)*10" office:value-type="float" office:value="2048" calcext:value-type="float">
            <text:p>2048</text:p>
          </table:table-cell>
          <table:table-cell table:formula="of:=((([.$F256]+8)*2)^2)/([.$F256]+60)" office:value-type="float" office:value="48.7619047619048" calcext:value-type="float">
            <text:p>48.7619047619048</text:p>
          </table:table-cell>
          <table:table-cell table:formula="of:=[.AA256]/[.AB2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7]+[.C257]+[.D257]+[.E25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7]+[.O257]*2" office:value-type="float" office:value="56" calcext:value-type="float">
            <text:p>56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39.5" calcext:value-type="float">
            <text:p>139.5</text:p>
          </table:table-cell>
          <table:table-cell table:style-name="ce17" table:formula="of:=((([.$F257]+8)^2)/5)*10" office:value-type="float" office:value="2592" calcext:value-type="float">
            <text:p>2592</text:p>
          </table:table-cell>
          <table:table-cell table:formula="of:=((([.$F257]+8)*2)^2)/([.$F257]+60)" office:value-type="float" office:value="58.9090909090909" calcext:value-type="float">
            <text:p>58.9090909090909</text:p>
          </table:table-cell>
          <table:table-cell table:formula="of:=[.AA257]/[.AB25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8]+[.C258]+[.D258]+[.E258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58]+[.O258]*2" office:value-type="float" office:value="61" calcext:value-type="float">
            <text:p>61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26.5" calcext:value-type="float">
            <text:p>126.5</text:p>
          </table:table-cell>
          <table:table-cell table:style-name="ce17" table:formula="of:=((([.$F258]+8)^2)/5)*10" office:value-type="float" office:value="6050" calcext:value-type="float">
            <text:p>6050</text:p>
          </table:table-cell>
          <table:table-cell table:formula="of:=((([.$F258]+8)*2)^2)/([.$F258]+60)" office:value-type="float" office:value="113.084112149533" calcext:value-type="float">
            <text:p>113.084112149533</text:p>
          </table:table-cell>
          <table:table-cell table:formula="of:=[.AA258]/[.AB258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9]+[.C259]+[.D259]+[.E259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9]+[.O259]*2" office:value-type="float" office:value="48" calcext:value-type="float">
            <text:p>48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49.5" calcext:value-type="float">
            <text:p>149.5</text:p>
          </table:table-cell>
          <table:table-cell table:style-name="ce17" table:formula="of:=((([.$F259]+8)^2)/5)*10" office:value-type="float" office:value="1458" calcext:value-type="float">
            <text:p>1458</text:p>
          </table:table-cell>
          <table:table-cell table:formula="of:=((([.$F259]+8)*2)^2)/([.$F259]+60)" office:value-type="float" office:value="36.9113924050633" calcext:value-type="float">
            <text:p>36.9113924050633</text:p>
          </table:table-cell>
          <table:table-cell table:formula="of:=[.AA259]/[.AB25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0]+[.C260]+[.D260]+[.E260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0]+[.O260]*2" office:value-type="float" office:value="54" calcext:value-type="float">
            <text:p>54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22.5" calcext:value-type="float">
            <text:p>122.5</text:p>
          </table:table-cell>
          <table:table-cell table:style-name="ce17" table:formula="of:=((([.$F260]+8)^2)/5)*10" office:value-type="float" office:value="2312" calcext:value-type="float">
            <text:p>2312</text:p>
          </table:table-cell>
          <table:table-cell table:formula="of:=((([.$F260]+8)*2)^2)/([.$F260]+60)" office:value-type="float" office:value="53.7674418604651" calcext:value-type="float">
            <text:p>53.7674418604651</text:p>
          </table:table-cell>
          <table:table-cell table:formula="of:=[.AA260]/[.AB260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1]+[.C261]+[.D261]+[.E261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1]+[.O261]*2" office:value-type="float" office:value="46" calcext:value-type="float">
            <text:p>46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93.5" calcext:value-type="float">
            <text:p>193.5</text:p>
          </table:table-cell>
          <table:table-cell table:style-name="ce17" table:formula="of:=((([.$F261]+8)^2)/5)*10" office:value-type="float" office:value="1058" calcext:value-type="float">
            <text:p>1058</text:p>
          </table:table-cell>
          <table:table-cell table:formula="of:=((([.$F261]+8)*2)^2)/([.$F261]+60)" office:value-type="float" office:value="28.2133333333333" calcext:value-type="float">
            <text:p>28.2133333333333</text:p>
          </table:table-cell>
          <table:table-cell table:formula="of:=[.AA261]/[.AB261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2]+[.C262]+[.D262]+[.E262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4" calcext:value-type="float">
            <text:p>44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61" calcext:value-type="float">
            <text:p>161</text:p>
          </table:table-cell>
          <table:table-cell table:style-name="ce17" table:formula="of:=((([.$F262]+8)^2)/5)*10" office:value-type="float" office:value="968" calcext:value-type="float">
            <text:p>968</text:p>
          </table:table-cell>
          <table:table-cell table:formula="of:=((([.$F262]+8)*2)^2)/([.$F262]+60)" office:value-type="float" office:value="26.1621621621622" calcext:value-type="float">
            <text:p>26.1621621621622</text:p>
          </table:table-cell>
          <table:table-cell table:formula="of:=[.AA262]/[.AB26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3]+[.C263]+[.D263]+[.E263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3]+[.O263]*2" office:value-type="float" office:value="52" calcext:value-type="float">
            <text:p>52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4" calcext:value-type="float">
            <text:p>164</text:p>
          </table:table-cell>
          <table:table-cell table:style-name="ce17" table:formula="of:=((([.$F263]+8)^2)/5)*10" office:value-type="float" office:value="1568" calcext:value-type="float">
            <text:p>1568</text:p>
          </table:table-cell>
          <table:table-cell table:formula="of:=((([.$F263]+8)*2)^2)/([.$F263]+60)" office:value-type="float" office:value="39.2" calcext:value-type="float">
            <text:p>39.2</text:p>
          </table:table-cell>
          <table:table-cell table:formula="of:=[.AA263]/[.AB263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4]+[.C264]+[.D264]+[.E264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7" calcext:value-type="float">
            <text:p>57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38.5" calcext:value-type="float">
            <text:p>138.5</text:p>
          </table:table-cell>
          <table:table-cell table:style-name="ce17" table:formula="of:=((([.$F264]+8)^2)/5)*10" office:value-type="float" office:value="2450" calcext:value-type="float">
            <text:p>2450</text:p>
          </table:table-cell>
          <table:table-cell table:formula="of:=((([.$F264]+8)*2)^2)/([.$F264]+60)" office:value-type="float" office:value="56.3218390804598" calcext:value-type="float">
            <text:p>56.3218390804598</text:p>
          </table:table-cell>
          <table:table-cell table:formula="of:=[.AA264]/[.AB264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5]+[.C265]+[.D265]+[.E265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5]+[.O265]*2" office:value-type="float" office:value="61" calcext:value-type="float">
            <text:p>61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56.5" calcext:value-type="float">
            <text:p>156.5</text:p>
          </table:table-cell>
          <table:table-cell table:style-name="ce17" table:formula="of:=((([.$F265]+8)^2)/5)*10" office:value-type="float" office:value="4418" calcext:value-type="float">
            <text:p>4418</text:p>
          </table:table-cell>
          <table:table-cell table:formula="of:=((([.$F265]+8)*2)^2)/([.$F265]+60)" office:value-type="float" office:value="89.2525252525252" calcext:value-type="float">
            <text:p>89.2525252525252</text:p>
          </table:table-cell>
          <table:table-cell table:formula="of:=[.AA265]/[.AB265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6]+[.C266]+[.D266]+[.E266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6]+[.O266]*2" office:value-type="float" office:value="44" calcext:value-type="float">
            <text:p>44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76" calcext:value-type="float">
            <text:p>176</text:p>
          </table:table-cell>
          <table:table-cell table:style-name="ce17" table:formula="of:=((([.$F266]+8)^2)/5)*10" office:value-type="float" office:value="1152" calcext:value-type="float">
            <text:p>1152</text:p>
          </table:table-cell>
          <table:table-cell table:formula="of:=((([.$F266]+8)*2)^2)/([.$F266]+60)" office:value-type="float" office:value="30.3157894736842" calcext:value-type="float">
            <text:p>30.3157894736842</text:p>
          </table:table-cell>
          <table:table-cell table:formula="of:=[.AA266]/[.AB26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7]+[.C267]+[.D267]+[.E26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7]+[.O267]*2" office:value-type="float" office:value="48" calcext:value-type="float">
            <text:p>48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54" calcext:value-type="float">
            <text:p>154</text:p>
          </table:table-cell>
          <table:table-cell table:style-name="ce17" table:formula="of:=((([.$F267]+8)^2)/5)*10" office:value-type="float" office:value="1922" calcext:value-type="float">
            <text:p>1922</text:p>
          </table:table-cell>
          <table:table-cell table:formula="of:=((([.$F267]+8)*2)^2)/([.$F267]+60)" office:value-type="float" office:value="46.3132530120482" calcext:value-type="float">
            <text:p>46.3132530120482</text:p>
          </table:table-cell>
          <table:table-cell table:formula="of:=[.AA267]/[.AB26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8]+[.C268]+[.D268]+[.E268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53" calcext:value-type="float">
            <text:p>53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6" calcext:value-type="float">
            <text:p>156</text:p>
          </table:table-cell>
          <table:table-cell table:style-name="ce17" table:formula="of:=((([.$F268]+8)^2)/5)*10" office:value-type="float" office:value="2738" calcext:value-type="float">
            <text:p>2738</text:p>
          </table:table-cell>
          <table:table-cell table:formula="of:=((([.$F268]+8)*2)^2)/([.$F268]+60)" office:value-type="float" office:value="61.5280898876405" calcext:value-type="float">
            <text:p>61.5280898876405</text:p>
          </table:table-cell>
          <table:table-cell table:formula="of:=[.AA268]/[.AB26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69]+[.C269]+[.D269]+[.E269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9]+[.O269]*2" office:value-type="float" office:value="61" calcext:value-type="float">
            <text:p>61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27" calcext:value-type="float">
            <text:p>127</text:p>
          </table:table-cell>
          <table:table-cell table:style-name="ce17" table:formula="of:=((([.$F269]+8)^2)/5)*10" office:value-type="float" office:value="5408" calcext:value-type="float">
            <text:p>5408</text:p>
          </table:table-cell>
          <table:table-cell table:formula="of:=((([.$F269]+8)*2)^2)/([.$F269]+60)" office:value-type="float" office:value="104" calcext:value-type="float">
            <text:p>104</text:p>
          </table:table-cell>
          <table:table-cell table:formula="of:=[.AA269]/[.AB269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0]+[.C270]+[.D270]+[.E270]-23" office:value-type="float" office:value="-23" calcext:value-type="float">
            <text:p>-23</text:p>
          </table:table-cell>
          <table:table-cell table:number-columns-repeated="17"/>
          <table:table-cell table:formula="of:=35+[.B270]+[.O270]*2" office:value-type="float" office:value="35" calcext:value-type="float">
            <text:p>35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0" calcext:value-type="float">
            <text:p>0</text:p>
          </table:table-cell>
          <table:table-cell table:style-name="ce17" table:formula="of:=((([.$F270]+8)^2)/5)*10" office:value-type="float" office:value="450" calcext:value-type="float">
            <text:p>450</text:p>
          </table:table-cell>
          <table:table-cell table:formula="of:=((([.$F270]+8)*2)^2)/([.$F270]+60)" office:value-type="float" office:value="24.3243243243243" calcext:value-type="float">
            <text:p>24.3243243243243</text:p>
          </table:table-cell>
          <table:table-cell table:formula="of:=[.AA270]/[.AB270]" office:value-type="float" office:value="18.5" calcext:value-type="float">
            <text:p>18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1]+[.C271]+[.D271]+[.E271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1]+[.O271]*2" office:value-type="float" office:value="44" calcext:value-type="float">
            <text:p>44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173.5" calcext:value-type="float">
            <text:p>173.5</text:p>
          </table:table-cell>
          <table:table-cell table:style-name="ce17" table:formula="of:=((([.$F271]+8)^2)/5)*10" office:value-type="float" office:value="1352" calcext:value-type="float">
            <text:p>1352</text:p>
          </table:table-cell>
          <table:table-cell table:formula="of:=((([.$F271]+8)*2)^2)/([.$F271]+60)" office:value-type="float" office:value="34.6666666666667" calcext:value-type="float">
            <text:p>34.6666666666667</text:p>
          </table:table-cell>
          <table:table-cell table:formula="of:=[.AA271]/[.AB271]" office:value-type="float" office:value="39" calcext:value-type="float">
            <text:p>39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2]+[.C272]+[.D272]+[.E272]-23" office:value-type="float" office:value="-23" calcext:value-type="float">
            <text:p>-23</text:p>
          </table:table-cell>
          <table:table-cell table:number-columns-repeated="17"/>
          <table:table-cell table:formula="of:=35+[.B272]+[.O272]*2" office:value-type="float" office:value="35" calcext:value-type="float">
            <text:p>35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0" calcext:value-type="float">
            <text:p>0</text:p>
          </table:table-cell>
          <table:table-cell table:style-name="ce17" table:formula="of:=((([.$F272]+8)^2)/5)*10" office:value-type="float" office:value="450" calcext:value-type="float">
            <text:p>450</text:p>
          </table:table-cell>
          <table:table-cell table:formula="of:=((([.$F272]+8)*2)^2)/([.$F272]+60)" office:value-type="float" office:value="24.3243243243243" calcext:value-type="float">
            <text:p>24.3243243243243</text:p>
          </table:table-cell>
          <table:table-cell table:formula="of:=[.AA272]/[.AB272]" office:value-type="float" office:value="18.5" calcext:value-type="float">
            <text:p>18.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3]+[.C273]+[.D273]+[.E273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3]+[.O273]*2" office:value-type="float" office:value="65" calcext:value-type="float">
            <text:p>6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124.5" calcext:value-type="float">
            <text:p>124.5</text:p>
          </table:table-cell>
          <table:table-cell table:style-name="ce17" table:formula="of:=((([.$F273]+8)^2)/5)*10" office:value-type="float" office:value="5832" calcext:value-type="float">
            <text:p>5832</text:p>
          </table:table-cell>
          <table:table-cell table:formula="of:=((([.$F273]+8)*2)^2)/([.$F273]+60)" office:value-type="float" office:value="110.037735849057" calcext:value-type="float">
            <text:p>110.037735849057</text:p>
          </table:table-cell>
          <table:table-cell table:formula="of:=[.AA273]/[.AB273]" office:value-type="float" office:value="53" calcext:value-type="float">
            <text:p>53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6]+[.C276]+[.D276]+[.E276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6]+[.O276]*2" office:value-type="float" office:value="62" calcext:value-type="float">
            <text:p>62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52" calcext:value-type="float">
            <text:p>-52</text:p>
          </table:table-cell>
          <table:table-cell table:style-name="ce17" table:formula="of:=((([.$F276]+8)^2)/5)*10" office:value-type="float" office:value="2312" calcext:value-type="float">
            <text:p>2312</text:p>
          </table:table-cell>
          <table:table-cell table:formula="of:=((([.$F276]+8)*2)^2)/([.$F276]+60)" office:value-type="float" office:value="53.7674418604651" calcext:value-type="float">
            <text:p>53.7674418604651</text:p>
          </table:table-cell>
          <table:table-cell table:formula="of:=[.AA276]/[.AB27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3" calcext:value-type="float">
            <text:p>63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40.5" calcext:value-type="float">
            <text:p>-40.5</text:p>
          </table:table-cell>
          <table:table-cell table:style-name="ce17" table:formula="of:=((([.$F277]+8)^2)/5)*10" office:value-type="float" office:value="2178" calcext:value-type="float">
            <text:p>2178</text:p>
          </table:table-cell>
          <table:table-cell table:formula="of:=((([.$F277]+8)*2)^2)/([.$F277]+60)" office:value-type="float" office:value="51.2470588235294" calcext:value-type="float">
            <text:p>51.2470588235294</text:p>
          </table:table-cell>
          <table:table-cell table:formula="of:=[.AA277]/[.AB277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8]+[.C278]+[.D278]+[.E278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8]+[.O278]*2" office:value-type="float" office:value="77" calcext:value-type="float">
            <text:p>77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71.5" calcext:value-type="float">
            <text:p>-71.5</text:p>
          </table:table-cell>
          <table:table-cell table:style-name="ce17" table:formula="of:=((([.$F278]+8)^2)/5)*10" office:value-type="float" office:value="3200" calcext:value-type="float">
            <text:p>3200</text:p>
          </table:table-cell>
          <table:table-cell table:formula="of:=((([.$F278]+8)*2)^2)/([.$F278]+60)" office:value-type="float" office:value="69.5652173913043" calcext:value-type="float">
            <text:p>69.5652173913043</text:p>
          </table:table-cell>
          <table:table-cell table:formula="of:=[.AA278]/[.AB27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79]+[.C279]+[.D279]+[.E279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79]+[.O279]*2" office:value-type="float" office:value="58" calcext:value-type="float">
            <text:p>58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65" calcext:value-type="float">
            <text:p>-65</text:p>
          </table:table-cell>
          <table:table-cell table:style-name="ce17" table:formula="of:=((([.$F279]+8)^2)/5)*10" office:value-type="float" office:value="2048" calcext:value-type="float">
            <text:p>2048</text:p>
          </table:table-cell>
          <table:table-cell table:formula="of:=((([.$F279]+8)*2)^2)/([.$F279]+60)" office:value-type="float" office:value="48.7619047619048" calcext:value-type="float">
            <text:p>48.7619047619048</text:p>
          </table:table-cell>
          <table:table-cell table:formula="of:=[.AA279]/[.AB27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0]+[.C280]+[.D280]+[.E280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63" calcext:value-type="float">
            <text:p>63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100.5" calcext:value-type="float">
            <text:p>-100.5</text:p>
          </table:table-cell>
          <table:table-cell table:style-name="ce17" table:formula="of:=((([.$F280]+8)^2)/5)*10" office:value-type="float" office:value="2592" calcext:value-type="float">
            <text:p>2592</text:p>
          </table:table-cell>
          <table:table-cell table:formula="of:=((([.$F280]+8)*2)^2)/([.$F280]+60)" office:value-type="float" office:value="58.9090909090909" calcext:value-type="float">
            <text:p>58.9090909090909</text:p>
          </table:table-cell>
          <table:table-cell table:formula="of:=[.AA280]/[.AB28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1]+[.C281]+[.D281]+[.E28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50" calcext:value-type="float">
            <text:p>50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53" calcext:value-type="float">
            <text:p>-53</text:p>
          </table:table-cell>
          <table:table-cell table:style-name="ce17" table:formula="of:=((([.$F281]+8)^2)/5)*10" office:value-type="float" office:value="1800" calcext:value-type="float">
            <text:p>1800</text:p>
          </table:table-cell>
          <table:table-cell table:formula="of:=((([.$F281]+8)*2)^2)/([.$F281]+60)" office:value-type="float" office:value="43.9024390243903" calcext:value-type="float">
            <text:p>43.9024390243903</text:p>
          </table:table-cell>
          <table:table-cell table:formula="of:=[.AA281]/[.AB28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2]+[.C282]+[.D282]+[.E28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63" calcext:value-type="float">
            <text:p>63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96" calcext:value-type="float">
            <text:p>-96</text:p>
          </table:table-cell>
          <table:table-cell table:style-name="ce17" table:formula="of:=((([.$F282]+8)^2)/5)*10" office:value-type="float" office:value="2450" calcext:value-type="float">
            <text:p>2450</text:p>
          </table:table-cell>
          <table:table-cell table:formula="of:=((([.$F282]+8)*2)^2)/([.$F282]+60)" office:value-type="float" office:value="56.3218390804598" calcext:value-type="float">
            <text:p>56.3218390804598</text:p>
          </table:table-cell>
          <table:table-cell table:formula="of:=[.AA282]/[.AB282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3]+[.C283]+[.D283]+[.E28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3]+[.O283]*2" office:value-type="float" office:value="59" calcext:value-type="float">
            <text:p>5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76.5" calcext:value-type="float">
            <text:p>-76.5</text:p>
          </table:table-cell>
          <table:table-cell table:style-name="ce17" table:formula="of:=((([.$F283]+8)^2)/5)*10" office:value-type="float" office:value="2592" calcext:value-type="float">
            <text:p>2592</text:p>
          </table:table-cell>
          <table:table-cell table:formula="of:=((([.$F283]+8)*2)^2)/([.$F283]+60)" office:value-type="float" office:value="58.9090909090909" calcext:value-type="float">
            <text:p>58.9090909090909</text:p>
          </table:table-cell>
          <table:table-cell table:formula="of:=[.AA283]/[.AB28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4]+[.C284]+[.D284]+[.E284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4]+[.O284]*2" office:value-type="float" office:value="59" calcext:value-type="float">
            <text:p>59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76" calcext:value-type="float">
            <text:p>-76</text:p>
          </table:table-cell>
          <table:table-cell table:style-name="ce17" table:formula="of:=((([.$F284]+8)^2)/5)*10" office:value-type="float" office:value="2048" calcext:value-type="float">
            <text:p>2048</text:p>
          </table:table-cell>
          <table:table-cell table:formula="of:=((([.$F284]+8)*2)^2)/([.$F284]+60)" office:value-type="float" office:value="48.7619047619048" calcext:value-type="float">
            <text:p>48.7619047619048</text:p>
          </table:table-cell>
          <table:table-cell table:formula="of:=[.AA284]/[.AB28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5]+[.O285]*2" office:value-type="float" office:value="57" calcext:value-type="float">
            <text:p>57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8.5" calcext:value-type="float">
            <text:p>-8.5</text:p>
          </table:table-cell>
          <table:table-cell table:style-name="ce17" table:formula="of:=((([.$F285]+8)^2)/5)*10" office:value-type="float" office:value="1682" calcext:value-type="float">
            <text:p>1682</text:p>
          </table:table-cell>
          <table:table-cell table:formula="of:=((([.$F285]+8)*2)^2)/([.$F285]+60)" office:value-type="float" office:value="41.5308641975309" calcext:value-type="float">
            <text:p>41.5308641975309</text:p>
          </table:table-cell>
          <table:table-cell table:formula="of:=[.AA285]/[.AB28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2" calcext:value-type="float">
            <text:p>52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75.5" calcext:value-type="float">
            <text:p>-75.5</text:p>
          </table:table-cell>
          <table:table-cell table:style-name="ce17" table:formula="of:=((([.$F286]+8)^2)/5)*10" office:value-type="float" office:value="1800" calcext:value-type="float">
            <text:p>1800</text:p>
          </table:table-cell>
          <table:table-cell table:formula="of:=((([.$F286]+8)*2)^2)/([.$F286]+60)" office:value-type="float" office:value="43.9024390243903" calcext:value-type="float">
            <text:p>43.9024390243903</text:p>
          </table:table-cell>
          <table:table-cell table:formula="of:=[.AA286]/[.AB28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7]+[.C287]+[.D287]+[.E287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7]+[.O287]*2" office:value-type="float" office:value="62" calcext:value-type="float">
            <text:p>6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106" calcext:value-type="float">
            <text:p>106</text:p>
          </table:table-cell>
          <table:table-cell table:style-name="ce17" table:formula="of:=((([.$F287]+8)^2)/5)*10" office:value-type="float" office:value="5000" calcext:value-type="float">
            <text:p>5000</text:p>
          </table:table-cell>
          <table:table-cell table:formula="of:=((([.$F287]+8)*2)^2)/([.$F287]+60)" office:value-type="float" office:value="98.0392156862745" calcext:value-type="float">
            <text:p>98.0392156862745</text:p>
          </table:table-cell>
          <table:table-cell table:formula="of:=[.AA287]/[.AB287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8]+[.O288]*2" office:value-type="float" office:value="72" calcext:value-type="float">
            <text:p>7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-126" calcext:value-type="float">
            <text:p>-126</text:p>
          </table:table-cell>
          <table:table-cell table:style-name="ce17" table:formula="of:=((([.$F288]+8)^2)/5)*10" office:value-type="float" office:value="5000" calcext:value-type="float">
            <text:p>5000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table:formula="of:=[.AA288]/[.AB28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8)^2)/5)*10" office:value-type="float" office:value="2048" calcext:value-type="float">
            <text:p>2048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formula="of:=[.AA289]/[.AB289]" office:value-type="float" office:value="42" calcext:value-type="float">
            <text:p>42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8"/>
        </table:table-row>
        <table:table-row table:style-name="ro1">
          <table:table-cell table:number-columns-repeated="26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8)^2)/5)*10" office:value-type="float" office:value="1458" calcext:value-type="float">
            <text:p>1458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formula="of:=[.AA293]/[.AB293]" office:value-type="float" office:value="39.5" calcext:value-type="float">
            <text:p>39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8)^2)/5)*10" office:value-type="float" office:value="2888" calcext:value-type="float">
            <text:p>2888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formula="of:=[.AA294]/[.AB294]" office:value-type="float" office:value="45" calcext:value-type="float">
            <text:p>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8)^2)/5)*10" office:value-type="float" office:value="4608" calcext:value-type="float">
            <text:p>4608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formula="of:=[.AA295]/[.AB295]"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8)^2)/5)*10" office:value-type="float" office:value="1352" calcext:value-type="float">
            <text:p>1352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formula="of:=[.AA296]/[.AB296]" office:value-type="float" office:value="39" calcext:value-type="float">
            <text:p>3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8)^2)/5)*10" office:value-type="float" office:value="3042" calcext:value-type="float">
            <text:p>3042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formula="of:=[.AA297]/[.AB297]" office:value-type="float" office:value="45.5" calcext:value-type="float">
            <text:p>45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8)^2)/5)*10" office:value-type="float" office:value="5202" calcext:value-type="float">
            <text:p>5202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formula="of:=[.AA298]/[.AB298]" office:value-type="float" office:value="51.5" calcext:value-type="float">
            <text:p>51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8)^2)/5)*10" office:value-type="float" office:value="1152" calcext:value-type="float">
            <text:p>1152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formula="of:=[.AA299]/[.AB299]" office:value-type="float" office:value="38" calcext:value-type="float">
            <text:p>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8)^2)/5)*10" office:value-type="float" office:value="3362" calcext:value-type="float">
            <text:p>3362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formula="of:=[.AA300]/[.AB300]" office:value-type="float" office:value="46.5" calcext:value-type="float">
            <text:p>46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8)^2)/5)*10" office:value-type="float" office:value="5618" calcext:value-type="float">
            <text:p>5618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formula="of:=[.AA301]/[.AB301]" office:value-type="float" office:value="52.5" calcext:value-type="float">
            <text:p>52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8)^2)/5)*10" office:value-type="float" office:value="1352" calcext:value-type="float">
            <text:p>1352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formula="of:=[.AA302]/[.AB302]" office:value-type="float" office:value="39" calcext:value-type="float">
            <text:p>3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8)^2)/5)*10" office:value-type="float" office:value="2450" calcext:value-type="float">
            <text:p>2450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formula="of:=[.AA303]/[.AB303]" office:value-type="float" office:value="43.5" calcext:value-type="float">
            <text:p>43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8)^2)/5)*10" office:value-type="float" office:value="4802" calcext:value-type="float">
            <text:p>4802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formula="of:=[.AA304]/[.AB304]" office:value-type="float" office:value="50.5" calcext:value-type="float">
            <text:p>50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8)^2)/5)*10" office:value-type="float" office:value="1568" calcext:value-type="float">
            <text:p>1568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formula="of:=[.AA305]/[.AB305]"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8)^2)/5)*10" office:value-type="float" office:value="2888" calcext:value-type="float">
            <text:p>2888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formula="of:=[.AA306]/[.AB306]" office:value-type="float" office:value="45" calcext:value-type="float">
            <text:p>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8)^2)/5)*10" office:value-type="float" office:value="5408" calcext:value-type="float">
            <text:p>5408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formula="of:=[.AA307]/[.AB307]" office:value-type="float" office:value="52" calcext:value-type="float">
            <text:p>52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8)^2)/5)*10" office:value-type="float" office:value="968" calcext:value-type="float">
            <text:p>968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formula="of:=[.AA311]/[.AB311]" office:value-type="float" office:value="37" calcext:value-type="float">
            <text:p>3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8)^2)/5)*10" office:value-type="float" office:value="968" calcext:value-type="float">
            <text:p>968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formula="of:=[.AA312]/[.AB312]" office:value-type="float" office:value="37" calcext:value-type="float">
            <text:p>3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8)^2)/5)*10" office:value-type="float" office:value="1568" calcext:value-type="float">
            <text:p>1568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formula="of:=[.AA313]/[.AB313]"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8)^2)/5)*10" office:value-type="float" office:value="1058" calcext:value-type="float">
            <text:p>1058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formula="of:=[.AA314]/[.AB314]" office:value-type="float" office:value="37.5" calcext:value-type="float">
            <text:p>37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8)^2)/5)*10" office:value-type="float" office:value="1458" calcext:value-type="float">
            <text:p>1458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formula="of:=[.AA315]/[.AB315]" office:value-type="float" office:value="39.5" calcext:value-type="float">
            <text:p>39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8)^2)/5)*10" office:value-type="float" office:value="2592" calcext:value-type="float">
            <text:p>2592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formula="of:=[.AA316]/[.AB316]" office:value-type="float" office:value="44" calcext:value-type="float">
            <text:p>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8)^2)/5)*10" office:value-type="float" office:value="648" calcext:value-type="float">
            <text:p>648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formula="of:=[.AA317]/[.AB317]" office:value-type="float" office:value="35" calcext:value-type="float">
            <text:p>3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8)^2)/5)*10" office:value-type="float" office:value="800" calcext:value-type="float">
            <text:p>800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formula="of:=[.AA318]/[.AB318]" office:value-type="float" office:value="36" calcext:value-type="float">
            <text:p>3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8)^2)/5)*10" office:value-type="float" office:value="800" calcext:value-type="float">
            <text:p>800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formula="of:=[.AA319]/[.AB319]" office:value-type="float" office:value="36" calcext:value-type="float">
            <text:p>3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8)^2)/5)*10" office:value-type="float" office:value="1568" calcext:value-type="float">
            <text:p>1568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formula="of:=[.AA320]/[.AB320]"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8)^2)/5)*10" office:value-type="float" office:value="1458" calcext:value-type="float">
            <text:p>1458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formula="of:=[.AA321]/[.AB321]" office:value-type="float" office:value="39.5" calcext:value-type="float">
            <text:p>39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8)^2)/5)*10" office:value-type="float" office:value="3042" calcext:value-type="float">
            <text:p>3042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formula="of:=[.AA322]/[.AB322]" office:value-type="float" office:value="45.5" calcext:value-type="float">
            <text:p>45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8)^2)/5)*10" office:value-type="float" office:value="578" calcext:value-type="float">
            <text:p>578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formula="of:=[.AA323]/[.AB323]" office:value-type="float" office:value="34.5" calcext:value-type="float">
            <text:p>34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8)^2)/5)*10" office:value-type="float" office:value="578" calcext:value-type="float">
            <text:p>578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formula="of:=[.AA324]/[.AB324]" office:value-type="float" office:value="34.5" calcext:value-type="float">
            <text:p>34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8)^2)/5)*10" office:value-type="float" office:value="1058" calcext:value-type="float">
            <text:p>1058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formula="of:=[.AA325]/[.AB325]" office:value-type="float" office:value="37.5" calcext:value-type="float">
            <text:p>37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8)^2)/5)*10" office:value-type="float" office:value="1682" calcext:value-type="float">
            <text:p>1682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formula="of:=[.AA326]/[.AB326]" office:value-type="float" office:value="40.5" calcext:value-type="float">
            <text:p>40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8)^2)/5)*10" office:value-type="float" office:value="800" calcext:value-type="float">
            <text:p>800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formula="of:=[.AA327]/[.AB327]" office:value-type="float" office:value="36" calcext:value-type="float">
            <text:p>3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8)^2)/5)*10" office:value-type="float" office:value="3042" calcext:value-type="float">
            <text:p>3042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formula="of:=[.AA328]/[.AB328]" office:value-type="float" office:value="45.5" calcext:value-type="float">
            <text:p>45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8)^2)/5)*10" office:value-type="float" office:value="1352" calcext:value-type="float">
            <text:p>1352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formula="of:=[.AA329]/[.AB329]" office:value-type="float" office:value="39" calcext:value-type="float">
            <text:p>3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8)^2)/5)*10" office:value-type="float" office:value="1152" calcext:value-type="float">
            <text:p>1152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formula="of:=[.AA330]/[.AB330]" office:value-type="float" office:value="38" calcext:value-type="float">
            <text:p>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8)^2)/5)*10" office:value-type="float" office:value="2450" calcext:value-type="float">
            <text:p>2450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formula="of:=[.AA331]/[.AB331]" office:value-type="float" office:value="43.5" calcext:value-type="float">
            <text:p>43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8)^2)/5)*10" office:value-type="float" office:value="1922" calcext:value-type="float">
            <text:p>1922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formula="of:=[.AA332]/[.AB332]" office:value-type="float" office:value="41.5" calcext:value-type="float">
            <text:p>41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8)^2)/5)*10" office:value-type="float" office:value="2048" calcext:value-type="float">
            <text:p>2048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formula="of:=[.AA333]/[.AB333]" office:value-type="float" office:value="42" calcext:value-type="float">
            <text:p>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8)^2)/5)*10" office:value-type="float" office:value="3872" calcext:value-type="float">
            <text:p>3872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formula="of:=[.AA334]/[.AB334]" office:value-type="float" office:value="48" calcext:value-type="float">
            <text:p>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8)^2)/5)*10" office:value-type="float" office:value="578" calcext:value-type="float">
            <text:p>578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formula="of:=[.AA335]/[.AB335]" office:value-type="float" office:value="34.5" calcext:value-type="float">
            <text:p>34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8)^2)/5)*10" office:value-type="float" office:value="882" calcext:value-type="float">
            <text:p>882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formula="of:=[.AA336]/[.AB336]" office:value-type="float" office:value="36.5" calcext:value-type="float">
            <text:p>36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8)^2)/5)*10" office:value-type="float" office:value="1250" calcext:value-type="float">
            <text:p>1250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formula="of:=[.AA337]/[.AB337]" office:value-type="float" office:value="38.5" calcext:value-type="float">
            <text:p>38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8)^2)/5)*10" office:value-type="float" office:value="882" calcext:value-type="float">
            <text:p>882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formula="of:=[.AA338]/[.AB338]" office:value-type="float" office:value="36.5" calcext:value-type="float">
            <text:p>36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8)^2)/5)*10" office:value-type="float" office:value="722" calcext:value-type="float">
            <text:p>722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formula="of:=[.AA339]/[.AB339]" office:value-type="float" office:value="35.5" calcext:value-type="float">
            <text:p>35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8)^2)/5)*10" office:value-type="float" office:value="2738" calcext:value-type="float">
            <text:p>2738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formula="of:=[.AA340]/[.AB340]" office:value-type="float" office:value="44.5" calcext:value-type="float">
            <text:p>44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8)^2)/5)*10" office:value-type="float" office:value="648" calcext:value-type="float">
            <text:p>648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formula="of:=[.AA341]/[.AB341]" office:value-type="float" office:value="35" calcext:value-type="float">
            <text:p>3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8)^2)/5)*10" office:value-type="float" office:value="882" calcext:value-type="float">
            <text:p>882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formula="of:=[.AA342]/[.AB342]" office:value-type="float" office:value="36.5" calcext:value-type="float">
            <text:p>36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8)^2)/5)*10" office:value-type="float" office:value="968" calcext:value-type="float">
            <text:p>968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formula="of:=[.AA343]/[.AB343]" office:value-type="float" office:value="37" calcext:value-type="float">
            <text:p>3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8)^2)/5)*10" office:value-type="float" office:value="1568" calcext:value-type="float">
            <text:p>1568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formula="of:=[.AA344]/[.AB344]"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8)^2)/5)*10" office:value-type="float" office:value="1682" calcext:value-type="float">
            <text:p>1682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formula="of:=[.AA345]/[.AB345]" office:value-type="float" office:value="40.5" calcext:value-type="float">
            <text:p>40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8)^2)/5)*10" office:value-type="float" office:value="3528" calcext:value-type="float">
            <text:p>3528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formula="of:=[.AA346]/[.AB346]" office:value-type="float" office:value="47" calcext:value-type="float">
            <text:p>4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8)^2)/5)*10" office:value-type="float" office:value="512" calcext:value-type="float">
            <text:p>512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formula="of:=[.AA347]/[.AB347]" office:value-type="float" office:value="34" calcext:value-type="float">
            <text:p>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8)^2)/5)*10" office:value-type="float" office:value="1250" calcext:value-type="float">
            <text:p>1250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formula="of:=[.AA348]/[.AB348]" office:value-type="float" office:value="38.5" calcext:value-type="float">
            <text:p>38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8)^2)/5)*10" office:value-type="float" office:value="1058" calcext:value-type="float">
            <text:p>1058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formula="of:=[.AA349]/[.AB349]" office:value-type="float" office:value="37.5" calcext:value-type="float">
            <text:p>37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8)^2)/5)*10" office:value-type="float" office:value="1800" calcext:value-type="float">
            <text:p>1800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formula="of:=[.AA350]/[.AB350]" office:value-type="float" office:value="41" calcext:value-type="float">
            <text:p>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8)^2)/5)*10" office:value-type="float" office:value="1152" calcext:value-type="float">
            <text:p>1152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formula="of:=[.AA351]/[.AB351]" office:value-type="float" office:value="38" calcext:value-type="float">
            <text:p>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8)^2)/5)*10" office:value-type="float" office:value="3200" calcext:value-type="float">
            <text:p>3200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formula="of:=[.AA352]/[.AB352]" office:value-type="float" office:value="46" calcext:value-type="float">
            <text:p>46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8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8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8)^2)/5)*10" office:value-type="float" office:value="1922" calcext:value-type="float">
            <text:p>1922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formula="of:=[.AA355]/[.AB355]" office:value-type="float" office:value="41.5" calcext:value-type="float">
            <text:p>41.5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8)^2)/5)*10" office:value-type="float" office:value="4608" calcext:value-type="float">
            <text:p>4608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formula="of:=[.AA356]/[.AB356]"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8)^2)/5)*10" office:value-type="float" office:value="2888" calcext:value-type="float">
            <text:p>2888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formula="of:=[.AA357]/[.AB357]" office:value-type="float" office:value="45" calcext:value-type="float">
            <text:p>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8)^2)/5)*10" office:value-type="float" office:value="4232" calcext:value-type="float">
            <text:p>4232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formula="of:=[.AA358]/[.AB358]" office:value-type="float" office:value="49" calcext:value-type="float">
            <text:p>4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8)^2)/5)*10" office:value-type="float" office:value="1352" calcext:value-type="float">
            <text:p>1352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formula="of:=[.AA359]/[.AB359]" office:value-type="float" office:value="39" calcext:value-type="float">
            <text:p>3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8)^2)/5)*10" office:value-type="float" office:value="4418" calcext:value-type="float">
            <text:p>4418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formula="of:=[.AA360]/[.AB360]" office:value-type="float" office:value="49.5" calcext:value-type="float">
            <text:p>49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8)^2)/5)*10" office:value-type="float" office:value="3872" calcext:value-type="float">
            <text:p>3872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formula="of:=[.AA361]/[.AB361]" office:value-type="float" office:value="48" calcext:value-type="float">
            <text:p>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8)^2)/5)*10" office:value-type="float" office:value="3872" calcext:value-type="float">
            <text:p>3872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formula="of:=[.AA362]/[.AB362]" office:value-type="float" office:value="48" calcext:value-type="float">
            <text:p>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8)^2)/5)*10" office:value-type="float" office:value="4050" calcext:value-type="float">
            <text:p>4050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formula="of:=[.AA363]/[.AB363]" office:value-type="float" office:value="48.5" calcext:value-type="float">
            <text:p>48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8)^2)/5)*10" office:value-type="float" office:value="4232" calcext:value-type="float">
            <text:p>4232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formula="of:=[.AA364]/[.AB364]" office:value-type="float" office:value="49" calcext:value-type="float">
            <text:p>4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8)^2)/5)*10" office:value-type="float" office:value="4418" calcext:value-type="float">
            <text:p>4418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formula="of:=[.AA365]/[.AB365]" office:value-type="float" office:value="49.5" calcext:value-type="float">
            <text:p>49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8)^2)/5)*10" office:value-type="float" office:value="3872" calcext:value-type="float">
            <text:p>3872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formula="of:=[.AA366]/[.AB366]" office:value-type="float" office:value="48" calcext:value-type="float">
            <text:p>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8)^2)/5)*10" office:value-type="float" office:value="1152" calcext:value-type="float">
            <text:p>1152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formula="of:=[.AA367]/[.AB367]" office:value-type="float" office:value="38" calcext:value-type="float">
            <text:p>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8)^2)/5)*10" office:value-type="float" office:value="2888" calcext:value-type="float">
            <text:p>2888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formula="of:=[.AA368]/[.AB368]" office:value-type="float" office:value="45" calcext:value-type="float">
            <text:p>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8)^2)/5)*10" office:value-type="float" office:value="3042" calcext:value-type="float">
            <text:p>3042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formula="of:=[.AA369]/[.AB369]" office:value-type="float" office:value="45.5" calcext:value-type="float">
            <text:p>45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8)^2)/5)*10" office:value-type="float" office:value="3362" calcext:value-type="float">
            <text:p>3362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formula="of:=[.AA370]/[.AB370]" office:value-type="float" office:value="46.5" calcext:value-type="float">
            <text:p>46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8)^2)/5)*10" office:value-type="float" office:value="4232" calcext:value-type="float">
            <text:p>4232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formula="of:=[.AA371]/[.AB371]" office:value-type="float" office:value="49" calcext:value-type="float">
            <text:p>4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8)^2)/5)*10" office:value-type="float" office:value="4608" calcext:value-type="float">
            <text:p>4608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formula="of:=[.AA372]/[.AB372]"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8)^2)/5)*10" office:value-type="float" office:value="450" calcext:value-type="float">
            <text:p>450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formula="of:=[.AA373]/[.AB373]" office:value-type="float" office:value="18.5" calcext:value-type="float">
            <text:p>18.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8)^2)/5)*10" office:value-type="float" office:value="450" calcext:value-type="float">
            <text:p>450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formula="of:=[.AA374]/[.AB374]" office:value-type="float" office:value="18.5" calcext:value-type="float">
            <text:p>18.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8)^2)/5)*10" office:value-type="float" office:value="4050" calcext:value-type="float">
            <text:p>4050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formula="of:=[.AA375]/[.AB375]" office:value-type="float" office:value="48.5" calcext:value-type="float">
            <text:p>48.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8)^2)/5)*10" office:value-type="float" office:value="4232" calcext:value-type="float">
            <text:p>4232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formula="of:=[.AA376]/[.AB376]" office:value-type="float" office:value="49" calcext:value-type="float">
            <text:p>49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8)^2)/5)*10" office:value-type="float" office:value="4418" calcext:value-type="float">
            <text:p>4418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formula="of:=[.AA377]/[.AB377]" office:value-type="float" office:value="49.5" calcext:value-type="float">
            <text:p>49.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8)^2)/5)*10" office:value-type="float" office:value="4802" calcext:value-type="float">
            <text:p>4802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formula="of:=[.AA378]/[.AB378]" office:value-type="float" office:value="50.5" calcext:value-type="float">
            <text:p>50.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8)^2)/5)*10" office:value-type="float" office:value="5202" calcext:value-type="float">
            <text:p>5202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formula="of:=[.AA379]/[.AB379]" office:value-type="float" office:value="51.5" calcext:value-type="float">
            <text:p>51.5</text:p>
          </table:table-cell>
          <table:table-cell table:number-columns-repeated="36"/>
        </table:table-row>
        <table:table-row table:style-name="ro1" table:number-rows-repeated="1048196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 style:data-style-name="N2" text:time-value="21:23:14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06-21T21:34:24.838000000</dc:date>
    <meta:editing-duration>P1DT4H57M12S</meta:editing-duration>
    <meta:editing-cycles>403</meta:editing-cycles>
    <meta:generator>LibreOffice/7.1.5.2$Windows_X86_64 LibreOffice_project/85f04e9f809797b8199d13c421bd8a2b025d52b5</meta:generator>
    <meta:document-statistic meta:table-count="1" meta:cell-count="7697" meta:object-count="0"/>
  </office:meta>
</office:document-meta>
</file>